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980000015590C592D5D64D81B3.png" manifest:media-type="image/png"/>
  <manifest:file-entry manifest:full-path="Pictures/10000201000000AB0000002670F44857ED90A37A.png" manifest:media-type="image/png"/>
  <manifest:file-entry manifest:full-path="Pictures/1000000000000640000004B094B125D6F2C78932.jpg" manifest:media-type="image/jpeg"/>
  <manifest:file-entry manifest:full-path="Pictures/1000000000000400000003006C4363FF0A598C0D.jpg" manifest:media-type="image/jpeg"/>
  <manifest:file-entry manifest:full-path="Pictures/10000000000005EF000004654D7EC5F14159E050.jpg" manifest:media-type="image/jpeg"/>
  <manifest:file-entry manifest:full-path="Pictures/10000000000000F00000005116B71432F2BB4D50.png" manifest:media-type="image/png"/>
  <manifest:file-entry manifest:full-path="Pictures/10000201000008980000014BD651FC299569D5BC.png" manifest:media-type="image/png"/>
  <manifest:file-entry manifest:full-path="Pictures/100002010000003F000000369CBDFB99DAABD526.png" manifest:media-type="image/png"/>
  <manifest:file-entry manifest:full-path="Pictures/1000000000000199000000A970A537FAC48CD47D.png" manifest:media-type="image/png"/>
  <manifest:file-entry manifest:full-path="Pictures/1000020100000640000002320FEA34972154BAD3.png" manifest:media-type="image/png"/>
  <manifest:file-entry manifest:full-path="Pictures/100000000000032000000258026ED621C23D0202.png" manifest:media-type="image/png"/>
  <manifest:file-entry manifest:full-path="Pictures/100002010000003F000002AF5BC82766F30B1D13.png" manifest:media-type="image/png"/>
  <manifest:file-entry manifest:full-path="Pictures/100000000000034D0000027A60836F62B12EFD53.png" manifest:media-type="image/png"/>
  <manifest:file-entry manifest:full-path="Pictures/10000000000003520000005382DCB2C41DF598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Arial5" svg:font-family="Arial"/>
    <style:font-face style:name="Bookman Old Style" svg:font-family="'Bookman Old Style'"/>
    <style:font-face style:name="Calibri1" svg:font-family="Calibri"/>
    <style:font-face style:name="DejaVu Sans1" svg:font-family="'DejaVu Sans'"/>
    <style:font-face style:name="Gill Sans" svg:font-family="'Gill Sans'"/>
    <style:font-face style:name="Gill Sans MT" svg:font-family="'Gill Sans MT'"/>
    <style:font-face style:name="Heiti SC Light" svg:font-family="'Heiti SC Light'"/>
    <style:font-face style:name="Arial1" svg:font-family="Arial" style:font-family-generic="roman"/>
    <style:font-face style:name="Arial4" svg:font-family="Arial" style:font-pitch="fixed"/>
    <style:font-face style:name="ＭＳ Ｐゴシック1" svg:font-family="'ＭＳ Ｐゴシック'" style:font-pitch="fixed"/>
    <style:font-face style:name="Arial3" svg:font-family="Arial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2" svg:font-family="'Droid Sans Fallback'" style:font-pitch="variable"/>
    <style:font-face style:name="Gothic" svg:font-family="Gothic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ato Black" svg:font-family="'Lato Black'" style:font-pitch="variable"/>
    <style:font-face style:name="Liberation Sans1" svg:font-family="'Liberation Sans', Arial" style:font-pitch="variable"/>
    <style:font-face style:name="Symbol" svg:font-family="Symbol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Eras Medium ITC" svg:font-family="'Eras Medium IT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4.068cm" fo:min-width="2.29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5.215cm" fo:min-width="2.294cm"/>
    </style:style>
    <style:style style:name="gr7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2cm" fo:min-width="2.549cm"/>
    </style:style>
    <style:style style:name="gr9" style:family="graphic" style:parent-style-name="objectwithoutfill">
      <style:graphic-properties draw:marker-end="Arrow" draw:fill="none" draw:fill-color="#ffff00" draw:textarea-horizontal-align="center" draw:textarea-vertical-align="middle"/>
    </style:style>
    <style:style style:name="gr10" style:family="graphic" style:parent-style-name="objectwithoutfill">
      <style:graphic-properties draw:marker-start="Arrow" draw:marker-end="" draw:fill="none" draw:fill-color="#ffff00" draw:textarea-horizontal-align="center" draw:textarea-vertical-align="middle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1.32cm" fo:min-width="2.549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1.544cm" fo:min-width="5.851cm"/>
    </style:style>
    <style:style style:name="gr13" style:family="graphic" style:parent-style-name="standard">
      <style:graphic-properties draw:fill-color="#ffd8ce" draw:textarea-horizontal-align="justify" draw:textarea-vertical-align="middle" draw:auto-grow-height="false" fo:min-height="1.32cm" fo:min-width="2.549cm"/>
    </style:style>
    <style:style style:name="gr14" style:family="graphic" style:parent-style-name="standard">
      <style:graphic-properties draw:fill-color="#ffd8ce" draw:textarea-horizontal-align="justify" draw:textarea-vertical-align="middle" draw:auto-grow-height="false" fo:min-height="3.306cm" fo:min-width="2.294cm"/>
    </style:style>
    <style:style style:name="gr15" style:family="graphic" style:parent-style-name="standard">
      <style:graphic-properties draw:textarea-horizontal-align="justify" draw:textarea-vertical-align="middle" draw:auto-grow-height="false" fo:min-height="8.894cm" fo:min-width="3.818cm"/>
    </style:style>
    <style:style style:name="gr16" style:family="graphic" style:parent-style-name="standard">
      <style:graphic-properties draw:textarea-horizontal-align="justify" draw:textarea-vertical-align="middle" draw:auto-grow-height="false" fo:min-height="2.29cm" fo:min-width="3.818cm"/>
    </style:style>
    <style:style style:name="gr17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18" style:family="graphic" style:parent-style-name="standard">
      <style:graphic-properties draw:textarea-horizontal-align="justify" draw:textarea-vertical-align="middle" draw:auto-grow-height="false" fo:min-height="0.386cm" fo:min-width="0.834cm"/>
    </style:style>
    <style:style style:name="gr19" style:family="graphic" style:parent-style-name="standard">
      <style:graphic-properties draw:textarea-horizontal-align="justify" draw:textarea-vertical-align="middle" draw:auto-grow-height="false" fo:min-height="1.092cm" fo:min-width="2.803cm"/>
    </style:style>
    <style:style style:name="gr20" style:family="graphic" style:parent-style-name="standard">
      <style:graphic-properties draw:textarea-horizontal-align="justify" draw:textarea-vertical-align="middle" draw:auto-grow-height="false" fo:min-height="1.174cm" fo:min-width="0cm"/>
    </style:style>
    <style:style style:name="gr21" style:family="graphic" style:parent-style-name="standard">
      <style:graphic-properties draw:fill-color="#ffbf00" draw:textarea-horizontal-align="justify" draw:textarea-vertical-align="middle" draw:auto-grow-height="false" fo:min-height="6.1cm" fo:min-width="9.152cm"/>
    </style:style>
    <style:style style:name="gr22" style:family="graphic" style:parent-style-name="standard">
      <style:graphic-properties draw:textarea-horizontal-align="justify" draw:textarea-vertical-align="middle" draw:auto-grow-height="false" fo:min-height="9.656cm" fo:min-width="2.802cm"/>
    </style:style>
    <style:style style:name="gr23" style:family="graphic" style:parent-style-name="standard">
      <style:graphic-properties draw:textarea-horizontal-align="justify" draw:textarea-vertical-align="middle" draw:auto-grow-height="false" fo:min-height="1.674cm" fo:min-width="3.067cm"/>
    </style:style>
    <style:style style:name="gr24" style:family="graphic" style:parent-style-name="standard">
      <style:graphic-properties draw:textarea-horizontal-align="justify" draw:textarea-vertical-align="middle" draw:auto-grow-height="false" fo:min-height="0.765cm" fo:min-width="2.229cm"/>
    </style:style>
    <style:style style:name="gr2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712cm" fo:min-width="2.438cm"/>
    </style:style>
    <style:style style:name="gr27" style:family="graphic" style:parent-style-name="standard">
      <style:graphic-properties draw:textarea-horizontal-align="justify" draw:textarea-vertical-align="middle" draw:auto-grow-height="false" fo:min-height="0.712cm" fo:min-width="2.438cm"/>
    </style:style>
    <style:style style:name="gr28" style:family="graphic" style:parent-style-name="standard">
      <style:graphic-properties draw:textarea-horizontal-align="justify" draw:textarea-vertical-align="middle" draw:auto-grow-height="false" fo:min-height="9.656cm" fo:min-width="3.31cm"/>
    </style:style>
    <style:style style:name="pr1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8.891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2.14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outline1">
      <style:graphic-properties fo:min-height="16.097cm"/>
    </style:style>
    <style:style style:name="P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color="#000000" fo:font-size="42pt" style:font-size-asian="42pt" style:font-size-complex="4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 draw:fill-color="#ffff00"/>
      <style:paragraph-properties fo:text-align="center"/>
    </style:style>
    <style:style style:name="P7" style:family="paragraph">
      <loext:graphic-properties draw:fill-color="#ffd8c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42pt" fo:language="en" fo:country="US" fo:text-shadow="1pt 1pt" fo:font-weight="bold" style:font-size-asian="42pt" style:font-weight-asian="bold" style:font-size-complex="4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alibri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4.57cm" svg:height="9.145cm" svg:x="6.766cm" svg:y="5.587cm" presentation:class="title" presentation:user-transformed="true">
          <draw:text-box>
            <text:p><text:span text:style-name="T1">Laporan Progress Api UDM</text:span><text:span text:style-name="T1"><text:line-break/></text:span><text:span text:style-name="T1">by</text:span><text:span text:style-name="T1"><text:line-break/></text:span><text:span text:style-name="T1"> Universitas Gunadar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8.034cm" svg:y="11.319cm" presentation:class="title" presentation:user-transformed="true">
          <draw:text-box>
            <text:p>UDM</text:p>
          </draw:text-box>
        </draw:frame>
        <draw:line draw:style-name="gr2" draw:text-style-name="P3" draw:layer="layout" svg:x1="5.334cm" svg:y1="4.826cm" svg:x2="5.334cm" svg:y2="19.812cm">
          <text:p/>
        </draw:line>
        <draw:line draw:style-name="gr2" draw:text-style-name="P3" draw:layer="layout" svg:x1="20.32cm" svg:y1="4.826cm" svg:x2="20.32cm" svg:y2="19.812cm">
          <text:p/>
        </draw:line>
        <draw:custom-shape draw:style-name="gr3" draw:text-style-name="P4" draw:layer="layout" svg:width="2.794cm" svg:height="1.524cm" svg:x="4.064cm" svg:y="3.302cm">
          <text:p text:style-name="P4">Mobil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18.796cm" svg:y="3.302cm">
          <text:p text:style-name="P4">API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588cm" svg:y1="6.604cm" svg:x2="20.066cm" svg:y2="6.604cm">
          <text:p/>
        </draw:line>
        <draw:custom-shape draw:style-name="gr5" draw:text-style-name="P4" draw:layer="layout" svg:width="2.794cm" svg:height="4.318cm" svg:x="20.574cm" svg:y="5.334cm">
          <text:p text:style-name="P4">Get Data</text:p>
          <text:p text:style-name="P4">PN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794cm" svg:height="5.465cm" svg:x="20.574cm" svg:y="10.283cm">
          <text:p text:style-name="P4">UDM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588cm" svg:y1="9.398cm" svg:x2="20.066cm" svg:y2="9.398cm">
          <text:p/>
        </draw:line>
        <draw:custom-shape draw:style-name="gr8" draw:text-style-name="P4" draw:layer="layout" svg:width="3.048cm" svg:height="1.778cm" svg:x="10.414cm" svg:y="4.572cm">
          <text:p text:style-name="P4">OAUTH</text:p>
          <text:p text:style-name="P4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draw:layer="layout" svg:width="3.048cm" svg:height="1.778cm" svg:x="8.382cm" svg:y="7.366cm">
          <text:p text:style-name="P4">Stat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draw:layer="layout" svg:width="3.048cm" svg:height="1.778cm" svg:x="12.446cm" svg:y="7.366cm">
          <text:p text:style-name="P4">JSOn</text:p>
          <text:p text:style-name="P4">Data PN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6" draw:layer="layout" svg:x1="5.588cm" svg:y1="12.554cm" svg:x2="20.066cm" svg:y2="12.554cm">
          <text:p/>
        </draw:line>
        <draw:line draw:style-name="gr10" draw:text-style-name="P6" draw:layer="layout" svg:x1="5.588cm" svg:y1="15.302cm" svg:x2="20.066cm" svg:y2="15.302cm">
          <text:p/>
        </draw:line>
        <draw:custom-shape draw:style-name="gr11" draw:text-style-name="P5" draw:layer="layout" svg:width="3.048cm" svg:height="1.778cm" svg:x="8.128cm" svg:y="10.522cm">
          <text:p text:style-name="P4">OAUTH</text:p>
          <text:p text:style-name="P4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5" draw:layer="layout" svg:width="6.35cm" svg:height="2.032cm" svg:x="12.7cm" svg:y="10.268cm">
          <text:p text:style-name="P4">Data UDM Jabata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5" draw:layer="layout" svg:width="6.35cm" svg:height="2.032cm" svg:x="9.906cm" svg:y="13.016cm">
          <text:p text:style-name="P4">Status Confirmasi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3" draw:layer="layout" svg:x1="5.588cm" svg:y1="17.78cm" svg:x2="20.066cm" svg:y2="17.78cm">
          <text:p/>
        </draw:line>
        <draw:custom-shape draw:style-name="gr13" draw:text-style-name="P7" draw:layer="layout" svg:width="3.048cm" svg:height="1.778cm" svg:x="7.874cm" svg:y="15.802cm">
          <text:p text:style-name="P4">OAUTH</text:p>
          <text:p text:style-name="P4">Toke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7" draw:layer="layout" svg:width="2.794cm" svg:height="3.556cm" svg:x="20.574cm" svg:y="16.002cm">
          <text:p text:style-name="P4">Upload </text:p>
          <text:p text:style-name="P4">Data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5.588cm" svg:y1="19.812cm" svg:x2="20.066cm" svg:y2="19.812cm">
          <text:p/>
        </draw:line>
        <draw:custom-shape draw:style-name="gr13" draw:text-style-name="P7" draw:layer="layout" svg:width="3.048cm" svg:height="1.778cm" svg:x="11.938cm" svg:y="15.748cm">
          <text:p text:style-name="P4">Fil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7" draw:layer="layout" svg:width="3.048cm" svg:height="1.778cm" svg:x="11.176cm" svg:y="18.034cm">
          <text:p text:style-name="P4">Statu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618cm" svg:height="5.209cm" svg:x="1.306cm" svg:y="-0.009cm" presentation:class="title" presentation:user-transformed="true">
          <draw:text-box>
            <text:p>Aristektur API UDM<text:line-break/>With HA Proxy<text:line-break/>(Ini yang sedang di coba)</text:p>
          </draw:text-box>
        </draw:frame>
        <draw:custom-shape draw:style-name="gr15" draw:text-style-name="P4" draw:layer="layout" svg:width="4.318cm" svg:height="9.144cm" svg:x="4.572cm" svg:y="6.858cm">
          <text:p text:style-name="P4">Web</text:p>
          <text:p text:style-name="P4">Load Balancer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318cm" svg:height="2.54cm" svg:x="10.922cm" svg:y="6.858cm">
          <text:p text:style-name="P4">Server Go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318cm" svg:height="2.54cm" svg:x="10.922cm" svg:y="10.16cm">
          <text:p text:style-name="P4">Server Go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4.318cm" svg:height="2.54cm" svg:x="10.922cm" svg:y="13.462cm">
          <text:p text:style-name="P4">Server Go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286cm" svg:height="2.286cm" svg:x="0.254cm" svg:y="10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4" draw:layer="layout" svg:width="1.524cm" svg:height="1.27cm" svg:x="2.794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4" draw:layer="layout" svg:width="4.318cm" svg:height="9.144cm" svg:x="17.526cm" svg:y="6.858cm">
          <text:p text:style-name="P4">HA Proxy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302cm" svg:height="2.54cm" svg:x="24.384cm" svg:y="7.366cm">
          <text:p text:style-name="P4">Submit 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4" draw:layer="layout" svg:width="3.302cm" svg:height="2.54cm" svg:x="24.384cm" svg:y="12.446cm">
          <text:p text:style-name="P4">Retrieve 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4" draw:layer="layout" svg:width="0.762cm" svg:height="1.778cm" svg:x="25.654cm" svg:y="10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4" draw:layer="layout" svg:width="1.524cm" svg:height="1.27cm" svg:x="9.144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524cm" svg:height="1.27cm" svg:x="9.144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524cm" svg:height="1.27cm" svg:x="9.144cm" svg:y="14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524cm" svg:height="1.27cm" svg:x="15.494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524cm" svg:height="1.27cm" svg:x="15.494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524cm" svg:height="1.27cm" svg:x="15.494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524cm" svg:height="1.27cm" svg:x="22.352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524cm" svg:height="1.27cm" svg:x="22.352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1" draw:text-style-name="P9" draw:layer="layout" svg:width="9.652cm" svg:height="6.35cm" svg:x="10.922cm" svg:y="5.33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618cm" svg:height="3.473cm" svg:x="1.306cm" svg:y="0.859cm" presentation:class="title" presentation:user-transformed="true">
          <draw:text-box>
            <text:p>Aristektur API UDM<text:line-break/>Without HA Proxy</text:p>
          </draw:text-box>
        </draw:frame>
        <draw:custom-shape draw:style-name="gr22" draw:text-style-name="P4" draw:layer="layout" svg:width="3.302cm" svg:height="9.906cm" svg:x="4.572cm" svg:y="6.858cm">
          <text:p text:style-name="P4">Web</text:p>
          <text:p text:style-name="P4">Load </text:p>
          <text:p text:style-name="P4">Balancer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567cm" svg:height="1.924cm" svg:x="11.342cm" svg:y="7.066cm">
          <text:p text:style-name="P4">GO App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286cm" svg:height="2.286cm" svg:x="0.254cm" svg:y="10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4" draw:layer="layout" svg:width="1.524cm" svg:height="1.27cm" svg:x="2.794cm" svg:y="11.1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2.728cm" svg:height="1.924cm" svg:x="16.587cm" svg:y="5.719cm">
          <text:p text:style-name="P4">Submit 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4" draw:layer="layout" svg:width="2.728cm" svg:height="1.924cm" svg:x="16.587cm" svg:y="9.375cm">
          <text:p text:style-name="P4">Retrieve 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5" draw:text-style-name="P3" draw:layer="layout" svg:x1="14.909cm" svg:y1="8.028cm" svg:x2="16.797cm" svg:y2="6.681cm">
          <text:p/>
        </draw:line>
        <draw:line draw:style-name="gr25" draw:text-style-name="P3" draw:layer="layout" svg:x1="14.909cm" svg:y1="8.028cm" svg:x2="16.588cm" svg:y2="10.53cm">
          <text:p/>
        </draw:line>
        <draw:custom-shape draw:style-name="gr21" draw:text-style-name="P9" draw:layer="layout" svg:width="9.652cm" svg:height="6.35cm" svg:x="10.922cm" svg:y="5.33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567cm" svg:height="1.924cm" svg:x="11.342cm" svg:y="7.066cm">
          <text:p text:style-name="P4">GO App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728cm" svg:height="1.924cm" svg:x="16.587cm" svg:y="5.719cm">
          <text:p text:style-name="P4">Submit 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4" draw:layer="layout" svg:width="2.728cm" svg:height="1.924cm" svg:x="16.587cm" svg:y="9.375cm">
          <text:p text:style-name="P4">Retrieve 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5" draw:text-style-name="P3" draw:layer="layout" svg:x1="14.909cm" svg:y1="8.028cm" svg:x2="16.797cm" svg:y2="6.681cm">
          <text:p/>
        </draw:line>
        <draw:line draw:style-name="gr25" draw:text-style-name="P3" draw:layer="layout" svg:x1="14.909cm" svg:y1="8.028cm" svg:x2="16.588cm" svg:y2="10.53cm">
          <text:p/>
        </draw:line>
        <draw:custom-shape draw:style-name="gr26" draw:text-style-name="P10" draw:layer="layout" svg:width="2.938cm" svg:height="0.962cm" svg:x="10.922cm" svg:y="5.334cm">
          <text:p text:style-name="P4"><text:span text:style-name="T2">Single </text:span></text:p>
          <text:p text:style-name="P4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9.652cm" svg:height="6.35cm" svg:x="10.922cm" svg:y="12.4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567cm" svg:height="1.924cm" svg:x="11.342cm" svg:y="14.178cm">
          <text:p text:style-name="P4">GO App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728cm" svg:height="1.924cm" svg:x="16.587cm" svg:y="12.831cm">
          <text:p text:style-name="P4">Submit 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4" draw:layer="layout" svg:width="2.728cm" svg:height="1.924cm" svg:x="16.587cm" svg:y="16.487cm">
          <text:p text:style-name="P4">Retrieve 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5" draw:text-style-name="P3" draw:layer="layout" svg:x1="14.909cm" svg:y1="15.14cm" svg:x2="16.797cm" svg:y2="13.793cm">
          <text:p/>
        </draw:line>
        <draw:line draw:style-name="gr25" draw:text-style-name="P3" draw:layer="layout" svg:x1="14.909cm" svg:y1="15.14cm" svg:x2="16.588cm" svg:y2="17.642cm">
          <text:p/>
        </draw:line>
        <draw:custom-shape draw:style-name="gr27" draw:text-style-name="P4" draw:layer="layout" svg:width="2.938cm" svg:height="0.962cm" svg:x="10.922cm" svg:y="12.44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9.652cm" svg:height="6.35cm" svg:x="10.922cm" svg:y="12.4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567cm" svg:height="1.924cm" svg:x="11.342cm" svg:y="14.178cm">
          <text:p text:style-name="P4">GO App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728cm" svg:height="1.924cm" svg:x="16.587cm" svg:y="12.831cm">
          <text:p text:style-name="P4">Submit 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4" draw:layer="layout" svg:width="2.728cm" svg:height="1.924cm" svg:x="16.587cm" svg:y="16.487cm">
          <text:p text:style-name="P4">Retrieve 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5" draw:text-style-name="P3" draw:layer="layout" svg:x1="14.909cm" svg:y1="15.14cm" svg:x2="16.797cm" svg:y2="13.793cm">
          <text:p/>
        </draw:line>
        <draw:line draw:style-name="gr25" draw:text-style-name="P3" draw:layer="layout" svg:x1="14.909cm" svg:y1="15.14cm" svg:x2="16.588cm" svg:y2="17.642cm">
          <text:p/>
        </draw:line>
        <draw:custom-shape draw:style-name="gr26" draw:text-style-name="P10" draw:layer="layout" svg:width="2.938cm" svg:height="0.962cm" svg:x="10.922cm" svg:y="12.446cm">
          <text:p text:style-name="P4"><text:span text:style-name="T2">Single </text:span></text:p>
          <text:p text:style-name="P4"><text:span text:style-name="T2">Server</text:span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7.874cm" svg:y1="11.684cm" svg:x2="10.922cm" svg:y2="8.382cm">
          <text:p/>
        </draw:line>
        <draw:line draw:style-name="gr25" draw:text-style-name="P3" draw:layer="layout" svg:x1="7.62cm" svg:y1="11.684cm" svg:x2="10.922cm" svg:y2="16.002cm">
          <text:p/>
        </draw:line>
        <draw:custom-shape draw:style-name="gr28" draw:text-style-name="P4" draw:layer="layout" svg:width="3.81cm" svg:height="9.906cm" svg:x="22.606cm" svg:y="6.604cm">
          <text:p text:style-name="P4">App </text:p>
          <text:p text:style-name="P4">Sinkorinisasi</text:p>
          <text:p text:style-name="P4"/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20.574cm" svg:y1="8.636cm" svg:x2="22.606cm" svg:y2="11.43cm">
          <text:p/>
        </draw:line>
        <draw:line draw:style-name="gr25" draw:text-style-name="P3" draw:layer="layout" svg:x1="20.32cm" svg:y1="16.002cm" svg:x2="22.606cm" svg:y2="11.43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778cm" svg:y="9.398cm" presentation:class="title" presentation:user-transformed="true">
          <draw:text-box>
            <text:p>Alamat IP</text:p>
          </draw:text-box>
        </draw:frame>
        <draw:frame presentation:style-name="pr3" draw:layer="layout" svg:width="25.618cm" svg:height="2.143cm" svg:x="1.778cm" svg:y="12.192cm" presentation:class="title" presentation:user-transformed="true">
          <draw:text-box>
            <text:p>http://103.89.250.133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Api UDM</text:p>
          </draw:text-box>
        </draw:frame>
        <draw:frame presentation:style-name="pr6" draw:layer="layout" svg:width="27.34cm" svg:height="16.347cm" svg:x="0.252cm" svg:y="3.556cm" presentation:class="outline">
          <draw:text-box>
            <text:list text:style-name="L2">
              <text:list-item>
                <text:p>RW Jabatan<text:tab/></text:p>
              </text:list-item>
              <text:list-item>
                <text:p>RW Pendidikan</text:p>
              </text:list-item>
              <text:list-item>
                <text:p>RW SKP</text:p>
              </text:list-item>
              <text:list-item>
                <text:p>RW Diklat</text:p>
              </text:list-item>
              <text:list-item>
                <text:p>RW Kursus</text:p>
              </text:list-item>
              <text:list-item>
                <text:p>RW Penghargaan</text:p>
              </text:list-item>
              <text:list-item>
                <text:p>RW Prestasi</text:p>
              </text:list-item>
              <text:list-item>
                <text:p>API Monitoring UDM</text:p>
              </text:list-item>
              <text:list-item>
                <text:p>API Master Referens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Bisnis Proses Inserta Riwayat </text:p>
          </draw:text-box>
        </draw:frame>
        <draw:frame presentation:style-name="pr6" draw:layer="layout" svg:width="27.34cm" svg:height="16.347cm" svg:x="0.252cm" svg:y="3.556cm" presentation:class="outline">
          <draw:text-box>
            <text:list text:style-name="L2">
              <text:list-item>
                <text:p>Persyaratan:</text:p>
                <text:list>
                  <text:list-item>
                    <text:p>JWT Token</text:p>
                    <text:list>
                      <text:list-item>
                        <text:p>Get PNS_ID , Orang_ID ,Institusi_ID, Satker_ID, Instiusi_ID</text:p>
                      </text:list-item>
                    </text:list>
                  </text:list-item>
                </text:list>
              </text:list-item>
              <text:list-item>
                <text:p>Verifikasi:</text:p>
                <text:list>
                  <text:list-item>
                    <text:p>Tipe File</text:p>
                  </text:list-item>
                  <text:list-item>
                    <text:p>Upload Size</text:p>
                  </text:list-item>
                  <text:list-item>
                    <text:p>Data verifikasi all parameter include length and type</text:p>
                  </text:list-item>
                </text:list>
              </text:list-item>
              <text:list-item>
                <text:p>Alur Proses</text:p>
                <text:list>
                  <text:list-item>
                    <text:p>Insert riwayat</text:p>
                  </text:list-item>
                  <text:list-item>
                    <text:p>Inser log Riwayat</text:p>
                  </text:list-item>
                  <text:list-item>
                    <text:p>Monitoring UDM</text:p>
                  </text:list-item>
                </text:list>
              </text:list-item>
              <text:list-item>
                <text:p>Yang tidak boleh dilakukan:</text:p>
                <text:list>
                  <text:list-item>
                    <text:p>Tidak ada pengecekan data dalam bentuk select ke dalam <text:line-break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Bisnis Proses Insert Riwayat </text:p>
          </draw:text-box>
        </draw:frame>
        <draw:frame presentation:style-name="pr6" draw:layer="layout" svg:width="27.34cm" svg:height="16.347cm" svg:x="0.252cm" svg:y="3.556cm" presentation:class="outline">
          <draw:text-box>
            <text:list text:style-name="L2">
              <text:list-item>
                <text:p>Persyaratan:</text:p>
                <text:list>
                  <text:list-item>
                    <text:p>JWT Token</text:p>
                    <text:list>
                      <text:list-item>
                        <text:p>Get PNS_ID , Orang_ID ,Institusi_ID, Satker_ID</text:p>
                      </text:list-item>
                    </text:list>
                  </text:list-item>
                </text:list>
              </text:list-item>
              <text:list-item>
                <text:p>Verifikasi:</text:p>
                <text:list>
                  <text:list-item>
                    <text:p>Tipe File</text:p>
                  </text:list-item>
                  <text:list-item>
                    <text:p>Upload Size</text:p>
                  </text:list-item>
                  <text:list-item>
                    <text:p>Data verifikasi all parameter include length and type</text:p>
                  </text:list-item>
                </text:list>
              </text:list-item>
              <text:list-item>
                <text:p>Alur Proses</text:p>
                <text:list>
                  <text:list-item>
                    <text:p>Insert riwayat</text:p>
                  </text:list-item>
                  <text:list-item>
                    <text:p>Inser log Riwayat</text:p>
                  </text:list-item>
                  <text:list-item>
                    <text:p>Monitoring UDM</text:p>
                  </text:list-item>
                </text:list>
              </text:list-item>
              <text:list-item>
                <text:p>Kondisi:</text:p>
                <text:list>
                  <text:list-item>
                    <text:p>Seluruh field di terima selama pernyatan dari verfikasi telah dipenuhi<text:line-break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Bisnis Proses Update Riwayat </text:p>
          </draw:text-box>
        </draw:frame>
        <draw:frame presentation:style-name="pr6" draw:layer="layout" svg:width="27.34cm" svg:height="16.347cm" svg:x="0.252cm" svg:y="3.556cm" presentation:class="outline" presentation:user-transformed="true">
          <draw:text-box>
            <text:list text:style-name="L2">
              <text:list-item>
                <text:p>Persyaratan:</text:p>
                <text:list>
                  <text:list-item>
                    <text:p>JWT Token</text:p>
                    <text:list>
                      <text:list-item>
                        <text:p>Get PNS_ID , Orang_ID ,Institusi_ID, Satker_ID</text:p>
                      </text:list-item>
                    </text:list>
                  </text:list-item>
                </text:list>
              </text:list-item>
              <text:list-item>
                <text:p>Verifikasi:</text:p>
                <text:list>
                  <text:list-item>
                    <text:p>Eksisting ID Riwayat</text:p>
                  </text:list-item>
                  <text:list-item>
                    <text:p>PK dari Riwayat dengan PNS_ID (harus cocok)</text:p>
                  </text:list-item>
                  <text:list-item>
                    <text:p>Tipe File</text:p>
                  </text:list-item>
                  <text:list-item>
                    <text:p>Upload Size</text:p>
                  </text:list-item>
                  <text:list-item>
                    <text:p>Data verifikasi all parameter include length and type</text:p>
                  </text:list-item>
                </text:list>
              </text:list-item>
              <text:list-item>
                <text:p>Alur Proses</text:p>
                <text:list>
                  <text:list-item>
                    <text:p>Insert riwayat</text:p>
                  </text:list-item>
                  <text:list-item>
                    <text:p>Inser log Riwayat</text:p>
                  </text:list-item>
                  <text:list-item>
                    <text:p>Monitoring UDM</text:p>
                  </text:list-item>
                </text:list>
              </text:list-item>
              <text:list-item>
                <text:p>Kondisi:</text:p>
                <text:list>
                  <text:list-item>
                    <text:p>Seluruh field di terima selama pernyatan dari verfikasi telah dipenuhi<text:line-break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Bisnis Proses Delete Riwayat </text:p>
          </draw:text-box>
        </draw:frame>
        <draw:frame presentation:style-name="pr6" draw:layer="layout" svg:width="27.34cm" svg:height="16.347cm" svg:x="0.252cm" svg:y="3.556cm" presentation:class="outline" presentation:user-transformed="true">
          <draw:text-box>
            <text:list text:style-name="L2">
              <text:list-item>
                <text:p>Persyaratan:</text:p>
                <text:list>
                  <text:list-item>
                    <text:p>JWT Token</text:p>
                    <text:list>
                      <text:list-item>
                        <text:p>Get PNS_ID / Orang_ID</text:p>
                      </text:list-item>
                    </text:list>
                  </text:list-item>
                </text:list>
              </text:list-item>
              <text:list-item>
                <text:p>Verifikasi:</text:p>
                <text:list>
                  <text:list-item>
                    <text:p>Eksisting ID Riwayat</text:p>
                  </text:list-item>
                  <text:list-item>
                    <text:p>PK dari Riwayat dengan PNS_ID (harus cocok)</text:p>
                  </text:list-item>
                </text:list>
              </text:list-item>
              <text:list-item>
                <text:p>Alur Proses</text:p>
                <text:list>
                  <text:list-item>
                    <text:p>Insert riwayat</text:p>
                  </text:list-item>
                  <text:list-item>
                    <text:p>Inser log Riwayat</text:p>
                  </text:list-item>
                  <text:list-item>
                    <text:p>Monitoring UDM</text:p>
                  </text:list-item>
                </text:list>
              </text:list-item>
              <text:list-item>
                <text:p>Kondisi:</text:p>
                <text:list>
                  <text:list-item>
                    <text:p>Seluruh field di terima selama pernyatan dari verfikasi telah dipenuhi<text:line-break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 presentation:user-transformed="true">
          <draw:text-box>
            <text:p>Bisnis Proses Get Master</text:p>
          </draw:text-box>
        </draw:frame>
        <draw:frame presentation:style-name="pr6" draw:layer="layout" svg:width="27.34cm" svg:height="16.347cm" svg:x="0.252cm" svg:y="3.556cm" presentation:class="outline" presentation:user-transformed="true">
          <draw:text-box>
            <text:list text:style-name="L2">
              <text:list-item>
                <text:p>Persyaratan:</text:p>
                <text:list>
                  <text:list-item>
                    <text:p>JWT Token</text:p>
                    <text:list>
                      <text:list-item>
                        <text:p>Get PNS_ID / Orang_ID</text:p>
                      </text:list-item>
                    </text:list>
                  </text:list-item>
                </text:list>
              </text:list-item>
              <text:list-item>
                <text:p>Verifikasi:</text:p>
                <text:list>
                  <text:list-item>
                    <text:p>PK dari Riwayat dengan PNS_ID (harus cocok)</text:p>
                  </text:list-item>
                  <text:list-item>
                    <text:p>Tipe File</text:p>
                  </text:list-item>
                  <text:list-item>
                    <text:p>Upload Size</text:p>
                  </text:list-item>
                  <text:list-item>
                    <text:p>Data verifikasi all parameter include length and type</text:p>
                  </text:list-item>
                </text:list>
              </text:list-item>
              <text:list-item>
                <text:p>Alur Proses</text:p>
                <text:list>
                  <text:list-item>
                    <text:p>Insert riwayat</text:p>
                  </text:list-item>
                  <text:list-item>
                    <text:p>Inser log Riwayat</text:p>
                  </text:list-item>
                  <text:list-item>
                    <text:p>Monitoring UDM</text:p>
                  </text:list-item>
                </text:list>
              </text:list-item>
              <text:list-item>
                <text:p>Kondisi:</text:p>
                <text:list>
                  <text:list-item>
                    <text:p>Seluruh field di terima selama pernyatan dari verfikasi telah dipenuhi<text:line-break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Pembagian kerja</text:p>
          </draw:text-box>
        </draw:frame>
        <draw:frame presentation:style-name="pr6" draw:layer="layout" svg:width="27.34cm" svg:height="16.347cm" svg:x="0.252cm" svg:y="3.556cm" presentation:class="outline">
          <draw:text-box>
            <text:list text:style-name="L2">
              <text:list-item>
                <text:p>7 API UDM</text:p>
                <text:list>
                  <text:list-item>
                    <text:p>Retrieve 1</text:p>
                  </text:list-item>
                  <text:list-item>
                    <text:p>Subit 3 (insert,delete update)</text:p>
                  </text:list-item>
                </text:list>
              </text:list-item>
              <text:list-item>
                <text:p>Performance : 1000 orang concurent</text:p>
              </text:list-item>
              <text:list-item>
                <text:p>Tambahan master referensi lebih dari 7 api</text:p>
              </text:list-item>
              <text:list-item>
                <text:p>Sudah ada contoh cluster database untuk retrieve dan subm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618cm" svg:height="2.143cm" svg:x="1.306cm" svg:y="1.524cm" presentation:class="title">
          <draw:text-box>
            <text:p>Hal-hal Perlu diperhatikan</text:p>
          </draw:text-box>
        </draw:frame>
        <draw:frame presentation:style-name="pr6" draw:layer="layout" svg:width="27.34cm" svg:height="16.347cm" svg:x="0.252cm" svg:y="3.556cm" presentation:class="outline">
          <draw:text-box>
            <text:list text:style-name="L2">
              <text:list-item>
                <text:p>Pengabungan antara data profile gambar fisik dengan database postgres dan sapk</text:p>
                <text:list>
                  <text:list-item>
                    <text:p>Penempatan path file harus di lakukan</text:p>
                  </text:list-item>
                </text:list>
              </text:list-item>
              <text:list-item>
                <text:p>Script <text:s/>dan waktu serta sop untuk</text:p>
                <text:list>
                  <text:list-item>
                    <text:p>Denormalisasi data</text:p>
                  </text:list-item>
                </text:list>
              </text:list-item>
              <text:list-item>
                <text:p>Alur verifikasi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Arial5" svg:font-family="Arial"/>
    <style:font-face style:name="Bookman Old Style" svg:font-family="'Bookman Old Style'"/>
    <style:font-face style:name="Calibri1" svg:font-family="Calibri"/>
    <style:font-face style:name="DejaVu Sans1" svg:font-family="'DejaVu Sans'"/>
    <style:font-face style:name="Gill Sans" svg:font-family="'Gill Sans'"/>
    <style:font-face style:name="Gill Sans MT" svg:font-family="'Gill Sans MT'"/>
    <style:font-face style:name="Heiti SC Light" svg:font-family="'Heiti SC Light'"/>
    <style:font-face style:name="Arial1" svg:font-family="Arial" style:font-family-generic="roman"/>
    <style:font-face style:name="Arial4" svg:font-family="Arial" style:font-pitch="fixed"/>
    <style:font-face style:name="ＭＳ Ｐゴシック1" svg:font-family="'ＭＳ Ｐゴシック'" style:font-pitch="fixed"/>
    <style:font-face style:name="Arial3" svg:font-family="Arial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Droid Sans Fallback2" svg:font-family="'Droid Sans Fallback'" style:font-pitch="variable"/>
    <style:font-face style:name="Gothic" svg:font-family="Gothic" style:font-pitch="variable"/>
    <style:font-face style:name="Lato" svg:font-family="Lato" style:font-pitch="variable"/>
    <style:font-face style:name="Lato1" svg:font-family="Lato" style:font-adornments="Regular" style:font-pitch="variable"/>
    <style:font-face style:name="Lato Black" svg:font-family="'Lato Black'" style:font-pitch="variable"/>
    <style:font-face style:name="Liberation Sans1" svg:font-family="'Liberation Sans', Arial" style:font-pitch="variable"/>
    <style:font-face style:name="Symbol" svg:font-family="Symbol" style:font-pitch="variable"/>
    <style:font-face style:name="Tahoma1" svg:font-family="Tahoma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" svg:font-family="Century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Eras Medium ITC" svg:font-family="'Eras Medium IT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32e5b" draw:end-color="#d5e7fa" draw:start-intensity="100%" draw:end-intensity="100%" draw:angle="0" draw:border="0%"/>
    <draw:fill-image draw:name="bwmed" xlink:href="Pictures/100000000000032000000258026ED621C23D0202.png" xlink:type="simple" xlink:show="embed" xlink:actuate="onLoad"/>
    <draw:fill-image draw:name="msFillBitmap_20_2" draw:display-name="msFillBitmap 2" xlink:href="Pictures/1000000000000640000004B094B125D6F2C78932.jpg" xlink:type="simple" xlink:show="embed" xlink:actuate="onLoad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zxx" style:country-asian="none" style:font-name-complex="Arial6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Style" style:display-name="Default Styl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Arial2" style:font-family-asian="Arial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name-asian="Arial2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/>
    </style:style>
    <style:style style:name="a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5z2" style:family="graphic">
      <style:paragraph-properties style:text-autospace="none"/>
    </style:style>
    <style:style style:name="WW8Num35z1" style:family="graphic">
      <style:paragraph-properties style:text-autospace="non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  <style:text-properties fo:color="#000000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" fo:font-family="'Courier New'" style:font-family-generic="modern" style:font-pitch="variable" fo:font-size="10pt" style:font-name-asian="Courier New" style:font-family-asian="'Courier New'" style:font-family-generic-asian="modern" style:font-pitch-asian="variable"/>
    </style:style>
    <style:style style:name="WW8Num31z0" style:family="graphic">
      <style:paragraph-properties style:text-autospace="none"/>
      <style:text-properties style:font-name="Symbol" fo:font-family="Symbol" style:font-pitch="variable" fo:font-size="10pt" style:font-name-asian="Symbol" style:font-family-asian="Symbol" style:font-pitch-asian="variabl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5z0" style:family="graphic">
      <style:paragraph-properties style:text-autospace="non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000000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3" style:family="graphic">
      <style:paragraph-properties style:text-autospace="none"/>
      <style:text-properties style:font-name="Symbol" fo:font-family="Symbol" style:font-pitch="variable" style:font-name-asian="Symbol" style:font-family-asian="Symbol" style:font-pitch-asian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/>
    </style:style>
    <style:style style:name="WW8Num21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pitch="variable" fo:font-size="10pt" style:font-name-asian="Courier New" style:font-family-asian="'Courier New'" style:font-family-generic-asian="modern" style:font-pitch-asian="variable"/>
    </style:style>
    <style:style style:name="WW8Num12z0" style:family="graphic">
      <style:paragraph-properties style:text-autospace="none"/>
      <style:text-properties style:font-name="Symbol" fo:font-family="Symbol" style:font-pitch="variable" fo:font-size="10pt" style:font-name-asian="Symbol" style:font-family-asian="Symbol" style:font-pitch-asian="variabl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3" style:family="graphic">
      <style:paragraph-properties style:text-autospace="none"/>
      <style:text-properties style:font-name="Symbol" fo:font-family="Symbol" style:font-pitch="variable" style:font-name-asian="Symbol" style:font-family-asian="Symbol" style:font-pitch-asian="variable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/>
    </style:style>
    <style:style style:name="WW8Num9z0" style:family="graphic">
      <style:paragraph-properties style:text-autospace="none"/>
      <style:text-properties style:font-name="Arial2" fo:font-family="Arial" style:font-family-generic="swiss" style:font-pitch="variable" style:font-name-asian="Arial2" style:font-family-asian="Arial" style:font-family-generic-asian="swiss" style:font-pitch-asian="variabl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Arial2" fo:font-family="Arial" style:font-family-generic="swiss" style:font-pitch="variable" fo:font-size="12pt" fo:language="id" fo:country="ID" style:font-name-asian="Arial2" style:font-family-asian="Arial" style:font-family-generic-asian="swiss" style:font-pitch-asian="variable" style:font-size-asian="12pt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" fo:font-family="Symbol" style:font-pitch="variable" style:font-name-asian="Symbol" style:font-family-asian="Symbol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fo:color="#000000" style:font-name="Eras Medium ITC" fo:font-family="'Eras Medium ITC'" style:font-family-generic="swiss" style:font-pitch="variable" fo:font-size="9pt" fo:language="en" fo:country="US" style:letter-kerning="true" style:font-name-asian="Century" style:font-family-asian="Century" style:font-family-generic-asian="roman" style:font-pitch-asian="variable" style:font-size-asian="9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id" fo:country="ID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Medium_20_Grid_20_1_20_-_20_Accent_20_2" style:display-name="Medium Grid 1 - Accent 2" style:family="graphic">
      <style:paragraph-properties fo:margin-left="2.24cm" fo:margin-right="0cm" fo:margin-top="0cm" fo:margin-bottom="0.623cm" fo:line-height="115%" fo:text-align="start" fo:text-indent="0cm" style:text-autospace="none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" style:display-name="Default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1" style:display-name="Default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1" style:display-name="Default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" style:display-name="Default_2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" style:display-name="Default_2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7_5f_1" style:display-name="Default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" style:display-name="Default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_5f_1" style:display-name="Default_2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1_5f_1" style:display-name="Default_2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2_5f_1_5f_1" style:display-name="Default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2" style:display-name="Default_2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_5f_1_5f_1" style:display-name="Default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_5f_1_5f_1" style:display-name="Default_1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" style:display-name="Default_2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_5f_1" style:display-name="Default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_5f_1" style:display-name="Default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4" style:display-name="Default_2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5" style:display-name="Default_2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6" style:display-name="Default_2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_5f_1" style:display-name="Default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_5f_1" style:display-name="Default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1" style:display-name="Default_1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1" style:display-name="Default_1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1" style:display-name="Default_2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3_5f_1" style:display-name="Default_2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2" style:display-name="Default_1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8_5f_2" style:display-name="Default_1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_5f_8_5f_1" style:display-name="Default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9" style:display-name="Default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2" style:display-name="Default_3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37" style:display-name="Default_3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8_5f_3" style:display-name="Default_18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8_5f_3" style:display-name="Default_18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">
      <style:graphic-properties draw:fill="none"/>
    </style:style>
    <style:style style:name="Default_5f_20_5f_1" style:display-name="Default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0_5f_1" style:display-name="Default_2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2" style:display-name="Default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2" style:display-name="Default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>
      <style:graphic-properties svg:stroke-color="#000000" draw:fill="none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" style:display-name="Default_2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" style:display-name="Default_2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/>
    <style:style style:name="Default_5f_32_5f_1" style:display-name="Default_3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" style:display-name="Default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" style:display-name="Default_2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" style:display-name="Default_2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_5f_4" style:display-name="Default_2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3_5f_4" style:display-name="Default_2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Droid Sans Devanagari1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6" style:display-name="Default_5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1" style:display-name="Default_2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1" style:display-name="Default_2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8" style:display-name="Default_5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6_5f_2" style:display-name="Default_2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_5f_2" style:display-name="Default_2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_5f_2" style:display-name="Default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_5f_2" style:display-name="Default_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7_5f_2" style:display-name="Default_37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7_5f_2" style:display-name="Default_37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" style:display-name="Default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" style:display-name="Default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3_5f_1" style:display-name="Default_3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_5f_1" style:display-name="Default_3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_5f_1_5f_1" style:display-name="Default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" style:display-name="Default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" style:display-name="Default_3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" style:display-name="Default_3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49" style:display-name="Default_4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_5f_41_5f_1_5f_1" style:display-name="Default_4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" style:display-name="Default_4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0_5f_4" style:display-name="Default_40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_5f_4" style:display-name="Default_40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1_5f_1" style:display-name="Default_2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" style:display-name="Default_2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Droid Sans Devanagari" style:font-family-asian="'Droid Sans Devanagar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Droid Sans Devanagari" style:font-family-asian="'Droid Sans Devanagari'" style:font-pitch-asian="variable" style:font-size-asian="12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5f_50" style:display-name="Default_50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4_5f_1" style:display-name="Default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" style:display-name="Default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1" style:display-name="Default_5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" style:display-name="Default_2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" style:display-name="Default_28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_5f_1_5f_1_5f_1_5f_1" style:display-name="Default_2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" style:display-name="Default_2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3" style:display-name="Default_20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3" style:display-name="Default_20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1" style:display-name="Object without fill_1_1_1_3_1" style:family="graphic" style:parent-style-name="Default_5f_20_5f_1_5f_3">
      <style:graphic-properties svg:stroke-color="#000000" draw:fill="none"/>
    </style:style>
    <style:style style:name="Object_20_with_20_no_20_fill_20_and_20_no_20_line_5f_28" style:display-name="Object with no fill and no line_28" style:family="graphic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" style:display-name="Default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>
      <style:graphic-properties draw:fill="none"/>
    </style:style>
    <style:style style:name="Default_5f_1_5f_3_5f_2_5f_1_5f_1" style:display-name="Default_1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" style:display-name="Default_1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1" style:display-name="Object with no fill and no line_20_1" style:family="graphic" style:parent-style-name="Default_5f_1_5f_2_5f_2_5f_2">
      <style:graphic-properties draw:stroke="none" draw:fill="none"/>
    </style:style>
    <style:style style:name="Default_5f_1_5f_2_5f_2_5f_2" style:display-name="Default_1_2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2_5f_2" style:display-name="Default_1_2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3" style:display-name="Object with no fill and no line_7_1_3" style:family="graphic" style:parent-style-name="Default_5f_1_5f_3_5f_1">
      <style:graphic-properties draw:stroke="none" draw:fill="none"/>
    </style:style>
    <style:style style:name="Object_20_with_20_no_20_fill_20_and_20_no_20_line_5f_27_5f_1_5f_1" style:display-name="Object with no fill and no line_27_1_1" style:family="graphic" style:parent-style-name="Default_5f_1_5f_3_5f_1">
      <style:graphic-properties draw:stroke="none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1_5f_1" style:display-name="Object with no fill and no line_21_1_1" style:family="graphic" style:parent-style-name="Default_5f_1_5f_3_5f_1">
      <style:graphic-properties draw:stroke="none" draw:fill="none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4" style:display-name="Object with no fill and no line_44" style:family="graphic" style:parent-style-name="Default_5f_3">
      <style:graphic-properties draw:stroke="none" draw:fill="none"/>
    </style:style>
    <style:style style:name="Default_5f_1_5f_3_5f_4_5f_4_5f_1" style:display-name="Default_1_3_4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4_5f_1" style:display-name="Default_1_3_4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7_5f_1" style:display-name="Default_1_5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_5f_1" style:display-name="Default_1_5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_5f_1" style:display-name="Object with no fill and no line_45_1_1_1" style:family="graphic" style:parent-style-name="Default_5f_1_5f_5_5f_7_5f_1">
      <style:graphic-properties draw:stroke="none" draw:fill="none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4_5f_1" style:display-name="Default_1_3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_5f_1_5f_2" style:display-name="Object with no fill and no line_36_1_1_2" style:family="graphic" style:parent-style-name="Default_5f_1_5f_3_5f_4_5f_1">
      <style:graphic-properties draw:stroke="none" draw:fill="none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_5f_1" style:display-name="Object with no fill and no line_32_1" style:family="graphic" style:parent-style-name="Default_5f_52">
      <style:graphic-properties draw:stroke="none" draw:fill="none"/>
    </style:style>
    <style:style style:name="Default_5f_53" style:display-name="Default_5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3" style:display-name="Default_5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5" style:display-name="Default_1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_5f_2_5f_5" style:display-name="Default_1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_5f_1_5f_5_5f_2_5f_1_5f_1" style:display-name="Default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_5f_1_5f_1" style:display-name="Default_1_5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_5f_1_5f_1_5f_1" style:display-name="Object with no fill and no line_24_1_1_1_1" style:family="graphic" style:parent-style-name="Default_5f_1_5f_5_5f_2_5f_1_5f_1">
      <style:graphic-properties draw:stroke="none" draw:fill="none"/>
    </style:style>
    <style:style style:name="Object_20_with_20_no_20_fill_20_and_20_no_20_line_5f_21_5f_3_5f_1" style:display-name="Object with no fill and no line_21_3_1" style:family="graphic" style:parent-style-name="Default_5f_1_5f_5_5f_1">
      <style:graphic-properties draw:stroke="none" draw:fill="none"/>
    </style:style>
    <style:style style:name="Default_5f_41_5f_1" style:display-name="Default_4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" style:display-name="Default_4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4" style:display-name="Default_5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45_5f_1" style:display-name="Default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" style:display-name="Default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>
      <style:graphic-properties draw:stroke="none" draw:fill="none"/>
    </style:style>
    <style:style style:name="Object_20_with_20_no_20_fill_20_and_20_no_20_line_5f_11_5f_1" style:display-name="Object with no fill and no line_11_1" style:family="graphic">
      <style:graphic-properties draw:stroke="none" draw:fill="none"/>
    </style:style>
    <style:style style:name="Object_20_with_20_no_20_fill_20_and_20_no_20_line_5f_2_5f_1" style:display-name="Object with no fill and no line_2_1" style:family="graphic">
      <style:graphic-properties draw:stroke="none"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Default_5f_32_5f_1_5f_1_5f_1" style:display-name="Default_3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" style:display-name="Default_3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51">
      <style:graphic-properties draw:stroke="none" draw:fill="none"/>
    </style:style>
    <style:style style:name="Default_5f_20_5f_1_5f_4" style:display-name="Default_20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4" style:display-name="Default_20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2" style:display-name="Object without fill_1_1_1_2_2" style:family="graphic" style:parent-style-name="Default_5f_20_5f_1_5f_4">
      <style:graphic-properties svg:stroke-color="#000000" draw:fill="none"/>
    </style:style>
    <style:style style:name="Object_20_with_20_no_20_fill_20_and_20_no_20_line_5f_34" style:display-name="Object with no fill and no line_34" style:family="graphic" style:parent-style-name="Default_5f_1_5f_1">
      <style:graphic-properties draw:stroke="none" draw:fill="none"/>
    </style:style>
    <style:style style:name="Object_20_with_20_no_20_fill_20_and_20_no_20_line_5f_33_5f_1" style:display-name="Object with no fill and no line_33_1" style:family="graphic">
      <style:graphic-properties draw:stroke="none" draw:fill="none"/>
    </style:style>
    <style:style style:name="Default_5f_1_5f_1_5f_1_5f_10" style:display-name="Default_1_1_1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0" style:display-name="Default_1_1_1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_5f_3_5f_1">
      <style:graphic-properties draw:fill="none"/>
    </style:style>
    <style:style style:name="Default_5f_47_5f_1_5f_1" style:display-name="Default_4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1" style:display-name="Default_4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3_5f_1_5f_1" style:display-name="Object with no fill and no line_23_1_1" style:family="graphic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7_5f_2" style:display-name="Object with no fill and no line_27_2" style:family="graphic" style:parent-style-name="Default_5f_1_5f_3_5f_1">
      <style:graphic-properties draw:stroke="none" draw:fill="none"/>
    </style:style>
    <style:style style:name="Default_5f_1_5f_1_5f_1_5f_1_5f_1_5f_2_5f_1_5f_1_5f_1" style:display-name="Default_1_1_1_1_1_2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2_5f_1_5f_1_5f_1" style:display-name="Default_1_1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4_5f_1" style:display-name="Object with no fill and no line_24_1" style:family="graphic">
      <style:graphic-properties draw:stroke="none" draw:fill="none"/>
    </style:style>
    <style:style style:name="Default_5f_1_5f_1_5f_1_5f_14_5f_1" style:display-name="Default_1_1_1_1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4_5f_1" style:display-name="Default_1_1_1_1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_5f_1_5f_3" style:display-name="Default_1_3_4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_5f_1_5f_3" style:display-name="Default_1_3_4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6" style:display-name="Default_1_1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6" style:display-name="Default_1_1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8_5f_1" style:display-name="Object with no fill and no line_38_1" style:family="graphic" style:parent-style-name="Default_5f_1_5f_5">
      <style:graphic-properties draw:stroke="none" draw:fill="none"/>
    </style:style>
    <style:style style:name="Object_20_without_20_fill_5f_7_5f_1" style:display-name="Object without fill_7_1" style:family="graphic" style:parent-style-name="Default_5f_1_5f_5_5f_1">
      <style:graphic-properties draw:fill="none"/>
    </style:style>
    <style:style style:name="Default_5f_28_5f_1_5f_1_5f_1_5f_1_5f_1" style:display-name="Default_28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1_5f_1_5f_1_5f_1_5f_1" style:display-name="Default_28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" style:display-name="Default_1_1_1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" style:display-name="Default_1_1_1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_5f_1" style:display-name="Default_1_5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_5f_1_5f_1" style:display-name="Default_1_5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3_5f_1_5f_1_5f_2_5f_1" style:display-name="Object with no fill and no line_33_1_1_2_1" style:family="graphic" style:parent-style-name="Default_5f_1_5f_5_5f_1_5f_1_5f_1">
      <style:graphic-properties draw:stroke="none" draw:fill="none"/>
    </style:style>
    <style:style style:name="Object_20_without_20_fill_5f_5_5f_1" style:display-name="Object without fill_5_1" style:family="graphic" style:parent-style-name="Default_5f_1_5f_1">
      <style:graphic-properties draw:fill="none"/>
    </style:style>
    <style:style style:name="Object_20_with_20_no_20_fill_20_and_20_no_20_line_5f_31_5f_1" style:display-name="Object with no fill and no line_31_1" style:family="graphic" style:parent-style-name="Default_5f_1_5f_1">
      <style:graphic-properties draw:stroke="none" draw:fill="none"/>
    </style:style>
    <style:style style:name="Object_20_with_20_no_20_fill_20_and_20_no_20_line_5f_42" style:display-name="Object with no fill and no line_42" style:family="graphic" style:parent-style-name="Default_5f_2">
      <style:graphic-properties draw:stroke="none" draw:fill="none"/>
    </style:style>
    <style:style style:name="Object_20_with_20_no_20_fill_20_and_20_no_20_line_5f_43" style:display-name="Object with no fill and no line_43" style:family="graphic" style:parent-style-name="Default_5f_2">
      <style:graphic-properties draw:stroke="none" draw:fill="none"/>
    </style:style>
    <style:style style:name="Default_5f_36_5f_1_5f_1_5f_1_5f_1" style:display-name="Default_36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1_5f_1" style:display-name="Default_36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_5f_4" style:display-name="Default_41_1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_5f_4" style:display-name="Default_41_1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1">
      <style:graphic-properties draw:fill="none"/>
    </style:style>
    <style:style style:name="Default_5f_3_5f_4" style:display-name="Default_3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4" style:display-name="Default_3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2_5f_1" style:display-name="Object with no fill and no line_30_2_1" style:family="graphic" style:parent-style-name="Default_5f_1_5f_5">
      <style:graphic-properties draw:stroke="none" draw:fill="none"/>
    </style:style>
    <style:style style:name="Default_5f_44_5f_1_5f_1_5f_1" style:display-name="Default_4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_5f_1_5f_1_5f_1" style:display-name="Default_4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5_5f_1_5f_1" style:display-name="Default_20_1_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_5f_1_5f_1" style:display-name="Default_20_1_5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_5f_1_5f_1" style:display-name="Object without fill_1_1_1_2_3_1_1" style:family="graphic" style:parent-style-name="Default_5f_20_5f_1_5f_5_5f_1_5f_1">
      <style:graphic-properties svg:stroke-color="#000000" draw:fill="none"/>
    </style:style>
    <style:style style:name="Object_20_without_20_fill_5f_10" style:display-name="Object without fill_10" style:family="graphic" style:parent-style-name="Default_5f_1">
      <style:graphic-properties draw:fill="none"/>
    </style:style>
    <style:style style:name="Default_5f_45_5f_2_5f_1" style:display-name="Default_4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2_5f_1" style:display-name="Default_4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1_5f_1_5f_1_5f_1_5f_1" style:display-name="Default_20_1_1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1_5f_1_5f_1_5f_1_5f_1" style:display-name="Default_20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1_5f_1_5f_1_5f_1_5f_1" style:display-name="Object without fill_1_1_1_2_1_1_1_1_1" style:family="graphic" style:parent-style-name="Default_5f_20_5f_1_5f_1_5f_1_5f_1_5f_1_5f_1">
      <style:graphic-properties svg:stroke-color="#000000" draw:fill="none"/>
    </style:style>
    <style:style style:name="Default_5f_36_5f_1_5f_2_5f_1_5f_1_5f_1_5f_1_5f_1_5f_1" style:display-name="Default_36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2_5f_1_5f_1_5f_1_5f_1_5f_1_5f_1" style:display-name="Default_36_1_2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_5f_1" style:display-name="Object with no fill and no line_2_1_1_1_1_1" style:family="graphic">
      <style:graphic-properties draw:stroke="none" draw:fill="none"/>
    </style:style>
    <style:style style:name="Object_20_without_20_fill_5f_5_5f_1_5f_1" style:display-name="Object without fill_5_1_1" style:family="graphic" style:parent-style-name="Default_5f_1_5f_1_5f_1">
      <style:graphic-properties draw:fill="none"/>
    </style:style>
    <style:style style:name="Default_5f_1_5f_5_5f_9" style:display-name="Default_1_5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9" style:display-name="Default_1_5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5" style:display-name="Default_2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3_5f_1" style:display-name="Object with no fill and no line_43_1" style:family="graphic" style:parent-style-name="Default_5f_2_5f_5">
      <style:graphic-properties draw:stroke="none" draw:fill="none"/>
    </style:style>
    <style:style style:name="Default_5f_1_5f_1_5f_1_5f_9_5f_1_5f_1" style:display-name="Default_1_1_1_9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_5f_1" style:display-name="Default_1_1_1_9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_5f_5">
      <style:graphic-properties draw:fill="none"/>
    </style:style>
    <style:style style:name="Default_5f_47_5f_1_5f_3_5f_1" style:display-name="Default_47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_5f_1" style:display-name="Default_47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5_5f_1_5f_1_5f_1" style:display-name="Default_1_5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_5f_1_5f_1_5f_1" style:display-name="Default_1_5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_5f_1" style:display-name="Object with no fill and no line_21_4_1_1" style:family="graphic" style:parent-style-name="Default_5f_1_5f_5_5f_5_5f_1_5f_1_5f_1">
      <style:graphic-properties draw:stroke="none" draw:fill="none"/>
    </style:style>
    <style:style style:name="Default_5f_1_5f_1_5f_1_5f_11" style:display-name="Default_1_1_1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" style:display-name="Default_1_1_1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7_5f_1" style:display-name="Default_1_1_1_7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7_5f_1" style:display-name="Default_1_1_1_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2_5f_1_5f_1_5f_1" style:display-name="Default_1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_5f_1_5f_1_5f_1" style:display-name="Default_1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_5f_2_5f_1_5f_1" style:display-name="Default_1_14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_5f_1" style:display-name="Default_1_14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_5f_1" style:display-name="Object without fill_1_1_5_1_2_1_1" style:family="graphic" style:parent-style-name="Default_5f_1_5f_14_5f_1_5f_2_5f_1_5f_1">
      <style:graphic-properties draw:fill="none"/>
    </style:style>
    <style:style style:name="Default_5f_1_5f_5_5f_4_5f_1" style:display-name="Default_1_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" style:display-name="Default_1_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" style:display-name="Object with no fill and no line_29_2_1_1" style:family="graphic" style:parent-style-name="Default_5f_1_5f_5_5f_4_5f_1">
      <style:graphic-properties draw:stroke="none" draw:fill="none"/>
    </style:style>
    <style:style style:name="Object_20_without_20_fill_5f_6_5f_1" style:display-name="Object without fill_6_1" style:family="graphic" style:parent-style-name="Default_5f_1_5f_5">
      <style:graphic-properties draw:fill="none"/>
    </style:style>
    <style:style style:name="Default_5f_1_5f_1_5f_3_5f_1" style:display-name="Default_1_1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3_5f_1" style:display-name="Default_1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2" style:display-name="Default_1_3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_5f_2" style:display-name="Default_1_3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_5f_1" style:display-name="Object with no fill and no line_8_1_1" style:family="graphic" style:parent-style-name="Default_5f_1_5f_3_5f_3_5f_2">
      <style:graphic-properties draw:stroke="none" draw:fill="none"/>
    </style:style>
    <style:style style:name="Object_20_with_20_no_20_fill_20_and_20_no_20_line_5f_23_5f_1" style:display-name="Object with no fill and no line_23_1" style:family="graphic" style:parent-style-name="Default_5f_1">
      <style:graphic-properties draw:stroke="none" draw:fill="none"/>
    </style:style>
    <style:style style:name="Default_5f_50_5f_1_5f_1" style:display-name="Default_5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_5f_1" style:display-name="Default_5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50_5f_1_5f_1">
      <style:graphic-properties svg:stroke-color="#000000" draw:fill="none"/>
    </style:style>
    <style:style style:name="Default_5f_57" style:display-name="Default_5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7" style:display-name="Default_5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_5f_1_5f_1" style:display-name="Object with no fill and no line_11_1_1_1" style:family="graphic">
      <style:graphic-properties draw:stroke="none" draw:fill="none"/>
    </style:style>
    <style:style style:name="Default_5f_41_5f_1_5f_2" style:display-name="Default_4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2" style:display-name="Default_4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_5f_1_5f_1" style:display-name="Default_1_3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_5f_1" style:display-name="Default_1_3_3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_5f_1" style:display-name="Default_28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_5f_1" style:display-name="Default_28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_5f_1" style:display-name="Object with no fill and no line_17_1_1_1_1_1" style:family="graphic" style:parent-style-name="Default_5f_1_5f_3_5f_3_5f_1_5f_1">
      <style:graphic-properties draw:stroke="none" draw:fill="none"/>
    </style:style>
    <style:style style:name="Default_5f_55" style:display-name="Default_5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5" style:display-name="Default_5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4_5f_1" style:display-name="Default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_5f_1" style:display-name="Default_3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1_5f_2" style:display-name="Default_5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_5f_2" style:display-name="Default_5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59" style:display-name="Default_5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9" style:display-name="Default_5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6" style:display-name="Default_1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6" style:display-name="Default_1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_5f_1" style:display-name="Object with no fill and no line_14_1_1" style:family="graphic" style:parent-style-name="Default_5f_1_5f_3_5f_6">
      <style:graphic-properties draw:stroke="none" draw:fill="none"/>
    </style:style>
    <style:style style:name="Object_20_without_20_fill_5f_1_5f_1_5f_1_5f_1" style:display-name="Object without fill_1_1_1_1" style:family="graphic">
      <style:graphic-properties svg:stroke-color="#000000" draw:fill="none"/>
    </style:style>
    <style:style style:name="Object_20_without_20_fill_5f_1_5f_1_5f_1_5f_2_5f_1" style:display-name="Object without fill_1_1_1_2_1" style:family="graphic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60" style:display-name="Default_6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0" style:display-name="Default_6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>
      <style:graphic-properties draw:stroke="none" draw:fill="none"/>
    </style:style>
    <style:style style:name="Default_5f_61" style:display-name="Default_6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1" style:display-name="Default_6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76" style:display-name="Default_7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6" style:display-name="Default_7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1_5f_1" style:display-name="Default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1_5f_1" style:display-name="Default_4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5_5f_3_5f_1_5f_1_5f_1" style:display-name="Default_4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3_5f_1_5f_1_5f_1" style:display-name="Default_45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>
      <style:graphic-properties svg:stroke-color="#000000" draw:fill="none"/>
    </style:style>
    <style:style style:name="Default_5f_32_5f_1_5f_1_5f_1_5f_1_5f_1_5f_1_5f_1" style:display-name="Default_3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_5f_1_5f_1_5f_1" style:display-name="Default_3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_5f_1_5f_1" style:display-name="Object with no fill and no line_5_1_1_1_1" style:family="graphic">
      <style:graphic-properties draw:stroke="none" draw:fill="none"/>
    </style:style>
    <style:style style:name="Default_5f_30_5f_1_5f_1_5f_1_5f_1_5f_1" style:display-name="Default_30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_5f_1_5f_1_5f_1_5f_1_5f_1" style:display-name="Default_30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6" style:display-name="Default_1_5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6" style:display-name="Default_1_5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2" style:display-name="Default_6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3" style:display-name="Default_36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3" style:display-name="Default_36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_5f_1_5f_6" style:display-name="Default_20_1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6" style:display-name="Default_20_1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4" style:display-name="Object without fill_1_1_1_2_4" style:family="graphic" style:parent-style-name="Default_5f_20_5f_1_5f_6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63" style:display-name="Default_6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3" style:display-name="Default_6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42_5f_1" style:display-name="Default_4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_5f_1" style:display-name="Default_4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draw:fill="none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7_5f_1_5f_1_5f_1" style:display-name="Object with no fill and no line_37_1_1_1" style:family="graphic" style:parent-style-name="Default_5f_1_5f_5_5f_2">
      <style:graphic-properties draw:stroke="none" draw:fill="none"/>
    </style:style>
    <style:style style:name="Default_5f_45_5f_4_5f_1_5f_1" style:display-name="Default_45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_5f_1" style:display-name="Default_45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_5f_3" style:display-name="Default_10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3" style:display-name="Default_10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_5f_2" style:display-name="Object without fill_1_1_1_3_2" style:family="graphic" style:parent-style-name="Default_5f_20_5f_1_5f_6">
      <style:graphic-properties svg:stroke-color="#000000" draw:fill="none"/>
    </style:style>
    <style:style style:name="Default_5f_1_5f_1_5f_2_5f_2" style:display-name="Default_1_1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2_5f_2" style:display-name="Default_1_1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>
      <style:graphic-properties draw:stroke="none" draw:fill="none"/>
    </style:style>
    <style:style style:name="Default_5f_3_5f_2" style:display-name="Default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2" style:display-name="Default_3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_5f_4" style:display-name="Object with no fill and no line_30_4" style:family="graphic" style:parent-style-name="Default_5f_1">
      <style:graphic-properties draw:stroke="none" draw:fill="none"/>
    </style:style>
    <style:style style:name="Default_5f_64" style:display-name="Default_6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4" style:display-name="Default_6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_5f_1" style:display-name="Default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_5f_1" style:display-name="Default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9_5f_1" style:display-name="Default_1_1_1_9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9_5f_1" style:display-name="Default_1_1_1_9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9_5f_1" style:display-name="Object with no fill and no line_39_1" style:family="graphic" style:parent-style-name="Default_5f_1_5f_5_5f_1_5f_1">
      <style:graphic-properties draw:stroke="none" draw:fill="none"/>
    </style:style>
    <style:style style:name="Default_5f_66" style:display-name="Default_6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6" style:display-name="Default_6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7" style:display-name="Default_6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2_5f_1_5f_1" style:display-name="Object with no fill and no line_7_1_2_1_1" style:family="graphic">
      <style:graphic-properties draw:stroke="none" draw:fill="none"/>
    </style:style>
    <style:style style:name="Default_5f_1_5f_1_5f_1_5f_11_5f_1" style:display-name="Default_1_1_1_1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1_5f_1" style:display-name="Default_1_1_1_1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5_5f_1_5f_1_5f_1" style:display-name="Object with no fill and no line_15_1_1_1" style:family="graphic" style:parent-style-name="Default_5f_1_5f_5_5f_3">
      <style:graphic-properties draw:stroke="none" draw:fill="none"/>
    </style:style>
    <style:style style:name="Default_5f_1_5f_17_5f_1_5f_1_5f_1" style:display-name="Default_1_17_1_1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1" style:font-family-asian="'Liberation Sans', Arial" style:font-pitch-asian="variable" style:language-asian="ar" style:country-asian="SA"/>
    </style:style>
    <style:style style:name="Object_20_with_20_no_20_fill_20_and_20_no_20_line_5f_19_5f_1_5f_1" style:display-name="Object with no fill and no line_19_1_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iberation Sans1" style:font-family-asian="'Liberation Sans', Arial" style:font-pitch-asian="variable" style:language-asian="ar" style:country-asian="SA"/>
    </style:style>
    <style:style style:name="Default_5f_65" style:display-name="Default_6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5" style:display-name="Default_6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_5f_2_5f_2_5f_1" style:display-name="Object with no fill and no line_20_2_2_1" style:family="graphic">
      <style:graphic-properties draw:stroke="none" draw:fill="none"/>
    </style:style>
    <style:style style:name="Default_5f_46_5f_1" style:display-name="Default_4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6_5f_1" style:display-name="Default_4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2_5f_1_5f_1_5f_2" style:display-name="Default_42_1_1_2" style:family="graphic">
      <style:paragraph-properties fo:line-height="91%" fo:text-align="start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font-name="Droid Sans Fallback" fo:font-family="'Droid Sans Fallback'" style:font-family-generic="roman" style:font-pitch="variable" fo:font-size="18pt" fo:language="en" fo:country="US" style:font-name-asian="Liberation Sans1" style:font-family-asian="'Liberation Sans', Arial" style:font-pitch-asian="variable" style:language-asian="ar" style:country-asian="SA"/>
    </style:style>
    <style:style style:name="Default_5f_1_5f_5_5f_7" style:display-name="Default_1_5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7" style:display-name="Default_1_5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5_5f_1_5f_1" style:display-name="Object with no fill and no line_45_1_1" style:family="graphic" style:parent-style-name="Default_5f_1_5f_5_5f_7">
      <style:graphic-properties draw:stroke="none" draw:fill="none"/>
    </style:style>
    <style:style style:name="Object_20_with_20_no_20_fill_20_and_20_no_20_line_5f_30_5f_1" style:display-name="Object with no fill and no line_30_1" style:family="graphic" style:parent-style-name="Default_5f_1_5f_3">
      <style:graphic-properties draw:stroke="none" draw:fill="none"/>
    </style:style>
    <style:style style:name="Default_5f_1_5f_5_5f_5" style:display-name="Default_1_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5" style:display-name="Default_1_5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_5f_4_5f_1" style:display-name="Object with no fill and no line_21_4_1" style:family="graphic" style:parent-style-name="Default_5f_1_5f_5_5f_5">
      <style:graphic-properties draw:stroke="none" draw:fill="none"/>
    </style:style>
    <style:style style:name="Object_20_with_20_no_20_fill_20_and_20_no_20_line_5f_21_5f_3" style:display-name="Object with no fill and no line_21_3" style:family="graphic" style:parent-style-name="Default_5f_1_5f_5">
      <style:graphic-properties draw:stroke="none" draw:fill="none"/>
    </style:style>
    <style:style style:name="Default_5f_72" style:display-name="Default_7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2" style:display-name="Default_7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9" style:display-name="Default_6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" style:display-name="Default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2_5f_1_5f_1">
      <style:graphic-properties draw:stroke="none" draw:fill="none"/>
    </style:style>
    <style:style style:name="Default_5f_44_5f_2" style:display-name="Default_44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4_5f_2" style:display-name="Default_44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0" style:display-name="Default_7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_5f_1_5f_1" style:display-name="Object with no fill and no line_10_1_1" style:family="graphic" style:parent-style-name="Default_5f_1_5f_3_5f_3">
      <style:graphic-properties draw:stroke="none" draw:fill="none"/>
    </style:style>
    <style:style style:name="Default_5f_38_5f_1_5f_1_5f_4_5f_1" style:display-name="Default_38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_5f_1_5f_1_5f_4_5f_1" style:display-name="Default_38_1_1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_5f_1_5f_1" style:display-name="Default_4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_5f_1_5f_1" style:display-name="Default_4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1">
      <style:graphic-properties draw:fill="none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8" style:display-name="Object with no fill and no line_48" style:family="graphic">
      <style:graphic-properties draw:stroke="none" draw:fill="none"/>
    </style:style>
    <style:style style:name="Default_5f_73" style:display-name="Default_7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3" style:display-name="Default_7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4" style:display-name="Default_7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8_5f_1" style:display-name="Default_6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8_5f_1" style:display-name="Default_6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6_5f_1" style:display-name="Object with no fill and no line_36_1" style:family="graphic" style:parent-style-name="Default_5f_1">
      <style:graphic-properties draw:stroke="none" draw:fill="none"/>
    </style:style>
    <style:style style:name="Default_5f_1_5f_5_5f_4" style:display-name="Default_1_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" style:display-name="Default_1_5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" style:display-name="Object with no fill and no line_29_2_1" style:family="graphic" style:parent-style-name="Default_5f_1_5f_5_5f_4">
      <style:graphic-properties draw:stroke="none" draw:fill="none"/>
    </style:style>
    <style:style style:name="Default_5f_75" style:display-name="Default_7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5" style:display-name="Default_7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2_5f_1_5f_1">
      <style:graphic-properties draw:stroke="none" draw:fill="none"/>
    </style:style>
    <style:style style:name="Default_5f_43_5f_2" style:display-name="Default_4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2" style:display-name="Default_4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2" style:display-name="Default_1_2_1_1_2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fo:language="en" fo:country="US" style:letter-kerning="true" style:font-name-asian="Liberation Sans1" style:font-family-asian="'Liberation Sans', Arial" style:font-pitch-asian="variable" style:language-asian="ar" style:country-asian="SA"/>
    </style:style>
    <style:style style:name="Default_5f_60_5f_1" style:display-name="Default_6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0_5f_1" style:display-name="Default_6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1" style:display-name="Object with no fill and no line_51" style:family="graphic" style:parent-style-name="Default_5f_1">
      <style:graphic-properties draw:stroke="none" draw:fill="none"/>
    </style:style>
    <style:style style:name="Default_5f_77" style:display-name="Default_7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7" style:display-name="Default_7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1" style:display-name="Object with no fill and no line_34_1" style:family="graphic">
      <style:paragraph-properties style:line-height-at-least="0.623cm" fo:text-align="start" style:text-autospace="none"/>
      <style:text-properties fo:color="#000000" style:font-name="Arial" fo:font-family="Arial" style:font-family-generic="roman" style:font-pitch="variable" fo:font-size="18pt" style:letter-kerning="true" style:font-name-asian="Liberation Sans1" style:font-family-asian="'Liberation Sans', Arial" style:font-pitch-asian="variable"/>
    </style:style>
    <style:style style:name="Object_20_with_20_no_20_fill_20_and_20_no_20_line_5f_2_5f_1_5f_1_5f_1" style:display-name="Object with no fill and no line_2_1_1_1" style:family="graphic" style:parent-style-name="Default_5f_1_5f_2_5f_1_5f_1">
      <style:graphic-properties draw:stroke="none" draw:fill="none"/>
    </style:style>
    <style:style style:name="Default_5f_78" style:display-name="Default_7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8" style:display-name="Default_7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0" style:display-name="Object with no fill and no line_40" style:family="graphic" style:parent-style-name="Default_5f_1_5f_1">
      <style:graphic-properties draw:stroke="none" draw:fill="none"/>
    </style:style>
    <style:style style:name="Default_5f_80" style:display-name="Default_8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0" style:display-name="Default_8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2" style:display-name="Object with no fill and no line_32" style:family="graphic" style:parent-style-name="Default_5f_1">
      <style:graphic-properties draw:stroke="none" draw:fill="none"/>
    </style:style>
    <style:style style:name="Object_20_with_20_no_20_fill_20_and_20_no_20_line_5f_2_5f_1_5f_1" style:display-name="Object with no fill and no line_2_1_1" style:family="graphic" style:parent-style-name="Default_5f_1_5f_3">
      <style:graphic-properties draw:stroke="none" draw:fill="none"/>
    </style:style>
    <style:style style:name="Default_5f_32_5f_1_5f_1_5f_1_5f_1" style:display-name="Default_3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_5f_1_5f_1_5f_1_5f_1" style:display-name="Default_3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1" style:display-name="Default_8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2" style:display-name="Default_8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3" style:display-name="Default_8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3" style:display-name="Default_8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_5f_1" style:display-name="Default_1_5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_5f_1" style:display-name="Default_1_5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_5f_1_5f_1_5f_1_5f_1_5f_1" style:display-name="Object without fill_9_1_1_1_1_1" style:family="graphic" style:parent-style-name="Default_5f_1_5f_5_5f_3_5f_2_5f_1">
      <style:graphic-properties draw:fill="none"/>
    </style:style>
    <style:style style:name="Object_20_with_20_no_20_fill_20_and_20_no_20_line_5f_15_5f_1_5f_1_5f_1_5f_1_5f_1" style:display-name="Object with no fill and no line_15_1_1_1_1_1" style:family="graphic" style:parent-style-name="Default_5f_1_5f_5_5f_3_5f_2_5f_1">
      <style:graphic-properties draw:stroke="none" draw:fill="none"/>
    </style:style>
    <style:style style:name="Default_5f_1_5f_12_5f_2_5f_1_5f_1_5f_1" style:display-name="Default_1_12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2_5f_2_5f_1_5f_1_5f_1" style:display-name="Default_1_12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4" style:display-name="Default_8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4" style:display-name="Default_8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3" style:display-name="Default_1_2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3" style:display-name="Default_1_2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3" style:display-name="Object without fill_1_1_3" style:family="graphic" style:parent-style-name="Default_5f_1_5f_5">
      <style:graphic-properties draw:fill="none"/>
    </style:style>
    <style:style style:name="Object_20_with_20_no_20_fill_20_and_20_no_20_line_5f_52_5f_1" style:display-name="Object with no fill and no line_52_1" style:family="graphic" style:parent-style-name="Default_5f_1_5f_5_5f_1">
      <style:graphic-properties draw:stroke="none" draw:fill="none"/>
    </style:style>
    <style:style style:name="Object_20_with_20_no_20_fill_20_and_20_no_20_line_5f_30_5f_1_5f_1" style:display-name="Object with no fill and no line_30_1_1" style:family="graphic" style:parent-style-name="Default_5f_1_5f_2_5f_3">
      <style:graphic-properties draw:stroke="none" draw:fill="none"/>
    </style:style>
    <style:style style:name="Default_5f_35_5f_2" style:display-name="Default_35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_5f_2" style:display-name="Default_3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5" style:display-name="Default_8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5" style:display-name="Default_8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0_5f_1" style:display-name="Default_5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_5f_1" style:display-name="Default_5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5_5f_1_5f_1" style:display-name="Object with no fill and no line_35_1_1" style:family="graphic" style:parent-style-name="Default_5f_1_5f_5_5f_7">
      <style:graphic-properties draw:stroke="none" draw:fill="none"/>
    </style:style>
    <style:style style:name="Default_5f_1_5f_13" style:display-name="Default_1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3" style:display-name="Default_1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4_5f_5" style:display-name="Object with no fill and no line_34_5" style:family="graphic" style:parent-style-name="Default_5f_1_5f_13">
      <style:graphic-properties draw:stroke="none" draw:fill="none"/>
    </style:style>
    <style:style style:name="Default_5f_86" style:display-name="Default_8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6" style:display-name="Default_8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7" style:display-name="Default_8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7" style:display-name="Default_8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8" style:display-name="Default_8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8" style:display-name="Default_8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88">
      <style:graphic-properties draw:stroke="none" draw:fill="none"/>
    </style:style>
    <style:style style:name="Default_5f_5_5f_1_5f_2" style:display-name="Default_5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_5f_2" style:display-name="Default_5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3_5f_1" style:display-name="Default_2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3_5f_1" style:display-name="Default_28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0" style:display-name="Object with no fill and no line_30" style:family="graphic" style:parent-style-name="Default_5f_1">
      <style:graphic-properties draw:stroke="none" draw:fill="none"/>
    </style:style>
    <style:style style:name="Default_5f_20_5f_1_5f_5" style:display-name="Default_20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5" style:display-name="Default_20_1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_5f_3" style:display-name="Object without fill_1_1_1_2_3" style:family="graphic" style:parent-style-name="Default_5f_20_5f_1_5f_5">
      <style:graphic-properties svg:stroke-color="#000000" draw:fill="none"/>
    </style:style>
    <style:style style:name="Default_5f_1_5f_14_5f_1_5f_2_5f_1" style:display-name="Default_1_14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2_5f_1" style:display-name="Default_1_14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2_5f_1" style:display-name="Object without fill_1_1_5_1_2_1" style:family="graphic" style:parent-style-name="Default_5f_1_5f_14_5f_1_5f_2_5f_1">
      <style:graphic-properties draw:fill="none"/>
    </style:style>
    <style:style style:name="Object_20_with_20_no_20_fill_20_and_20_no_20_line_5f_41" style:display-name="Object with no fill and no line_41" style:family="graphic" style:parent-style-name="Default_5f_1">
      <style:graphic-properties draw:stroke="none" draw:fill="none"/>
    </style:style>
    <style:style style:name="Object_20_without_20_fill_5f_1_5f_1_5f_4" style:display-name="Object without fill_1_1_4" style:family="graphic">
      <style:graphic-properties draw:fill="none"/>
    </style:style>
    <style:style style:name="Default_5f_47_5f_1_5f_3" style:display-name="Default_47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_5f_1_5f_3" style:display-name="Default_4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4" style:display-name="Default_8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4" style:display-name="Default_8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1" style:display-name="Default_4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1" style:display-name="Default_4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_5f_1" style:display-name="Default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_5f_1_5f_1" style:display-name="Default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2_5f_1_5f_1_5f_1">
      <style:graphic-properties draw:stroke="none" draw:fill="none"/>
    </style:style>
    <style:style style:name="Default_5f_20_5f_1_5f_2_5f_1" style:display-name="Default_20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0_5f_1_5f_2_5f_1" style:display-name="Default_20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_5f_1" style:display-name="Object without fill_1_1_1_1_1_1" style:family="graphic" style:parent-style-name="Default_5f_20_5f_1_5f_2_5f_1">
      <style:graphic-properties svg:stroke-color="#000000" draw:fill="none"/>
    </style:style>
    <style:style style:name="Default_5f_57_5f_1" style:display-name="Default_5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_5f_1" style:display-name="Default_5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4_5f_1" style:display-name="Default_1_2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4_5f_1" style:display-name="Default_1_2_4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9" style:display-name="Default_8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9" style:display-name="Default_8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4_5f_1_5f_2" style:display-name="Default_1_5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4_5f_1_5f_2" style:display-name="Default_1_5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9_5f_2_5f_1_5f_1_5f_1" style:display-name="Object with no fill and no line_29_2_1_1_1" style:family="graphic" style:parent-style-name="Default_5f_1_5f_5_5f_4_5f_1_5f_2">
      <style:graphic-properties draw:stroke="none" draw:fill="none"/>
    </style:style>
    <style:style style:name="Default_5f_90" style:display-name="Default_9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0" style:display-name="Default_9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1" style:display-name="Default_9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1" style:display-name="Default_9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_5f_4">
      <style:graphic-properties draw:stroke="none" draw:fill="none"/>
    </style:style>
    <style:style style:name="Default_5f_92" style:display-name="Default_9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2" style:display-name="Default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_5f_1" style:display-name="Default_1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_5f_1" style:display-name="Default_1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3" style:display-name="Default_9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3" style:display-name="Default_9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draw:fill="none"/>
    </style:style>
    <style:style style:name="Default_5f_36_5f_1_5f_1_5f_4" style:display-name="Default_36_1_1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1_5f_1_5f_4" style:display-name="Default_36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2" style:display-name="Object with no fill and no line_52" style:family="graphic" style:parent-style-name="Default_5f_1_5f_5">
      <style:graphic-properties draw:stroke="none" draw:fill="none"/>
    </style:style>
    <style:style style:name="Object_20_without_20_fill_5f_7_5f_1_5f_1" style:display-name="Object without fill_7_1_1" style:family="graphic" style:parent-style-name="Default_5f_1_5f_5_5f_1_5f_1_5f_1">
      <style:graphic-properties draw:fill="none"/>
    </style:style>
    <style:style style:name="Object_20_without_20_fill_5f_1_5f_1_5f_3_5f_1" style:display-name="Object without fill_1_1_3_1" style:family="graphic">
      <style:graphic-properties draw:fill="none"/>
    </style:style>
    <style:style style:name="Default_5f_45_5f_4_5f_1" style:display-name="Default_45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_5f_4_5f_1" style:display-name="Default_45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1_5f_1_5f_1_5f_1" style:display-name="Default_4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_5f_1_5f_1_5f_1" style:display-name="Default_4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2" style:display-name="Default_1_3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12" style:display-name="Default_1_3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6_5f_2_5f_1" style:display-name="Default_36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_5f_2_5f_1" style:display-name="Default_36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name-asian="Arial3" style:font-family-asian="Arial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_5f_1_5f_2" style:display-name="Object with no fill and no line_4_1_2" style:family="graphic" style:parent-style-name="Default_5f_1_5f_3_5f_12">
      <style:graphic-properties draw:stroke="none" draw:fill="none"/>
    </style:style>
    <style:style style:name="Default_5f_1_5f_3_5f_3_5f_1" style:display-name="Default_1_3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_5f_3_5f_1" style:display-name="Default_1_3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8_5f_2_5f_1_5f_1_5f_1_5f_1_5f_1" style:display-name="Default_28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_5f_2_5f_1_5f_1_5f_1_5f_1_5f_1" style:display-name="Default_28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7_5f_1_5f_1_5f_1_5f_1" style:display-name="Object with no fill and no line_17_1_1_1_1" style:family="graphic" style:parent-style-name="Default_5f_1_5f_3_5f_3_5f_1">
      <style:graphic-properties draw:stroke="none" draw:fill="none"/>
    </style:style>
    <style:style style:name="Default_5f_1_5f_14_5f_1_5f_1" style:display-name="Default_1_14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4_5f_1_5f_1" style:display-name="Default_1_14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5_5f_1_5f_1" style:display-name="Object without fill_1_1_5_1_1" style:family="graphic" style:parent-style-name="Default_5f_1_5f_14_5f_1_5f_1">
      <style:graphic-properties draw:fill="none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_5f_1" style:display-name="Default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_5f_1" style:display-name="Default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4" style:display-name="Default_9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4" style:display-name="Default_9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_5f_1" style:display-name="Object with no fill and no line_2_1_1_1_1" style:family="graphic" style:parent-style-name="Default_5f_1_5f_2_5f_1_5f_1_5f_1">
      <style:graphic-properties draw:stroke="none" draw:fill="none"/>
    </style:style>
    <style:style style:name="Object_20_without_20_fill_5f_9" style:display-name="Object without fill_9" style:family="graphic" style:parent-style-name="Default_5f_1_5f_3">
      <style:graphic-properties draw:fill="none"/>
    </style:style>
    <style:style style:name="Object_20_with_20_no_20_fill_20_and_20_no_20_line_5f_16_5f_1" style:display-name="Object with no fill and no line_16_1" style:family="graphic" style:parent-style-name="Default_5f_1_5f_3">
      <style:graphic-properties draw:stroke="none" draw:fill="none"/>
    </style:style>
    <style:style style:name="Object_20_with_20_no_20_fill_20_and_20_no_20_line_5f_17_5f_2" style:display-name="Object with no fill and no line_17_2" style:family="graphic" style:parent-style-name="Default_5f_1_5f_3">
      <style:graphic-properties draw:stroke="none" draw:fill="none"/>
    </style:style>
    <style:style style:name="Object_20_without_20_fill_5f_1_5f_1_5f_1_5f_1_5f_1" style:display-name="Object without fill_1_1_1_1_1" style:family="graphic">
      <style:graphic-properties svg:stroke-color="#000000" draw:fill="none"/>
    </style:style>
    <style:style style:name="Default_5f_95" style:display-name="Default_9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5" style:display-name="Default_9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6" style:display-name="Default_9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6" style:display-name="Default_9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3_5f_3" style:display-name="Default_4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_5f_3" style:display-name="Default_4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28_5f_1">
      <style:graphic-properties svg:stroke-color="#000000" draw:fill="none"/>
    </style:style>
    <style:style style:name="Default_5f_97" style:display-name="Default_9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7" style:display-name="Default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2" style:font-family-asian="'Droid Sans Fallback'" style:font-pitch-asian="variable" style:font-size-asian="18pt" style:font-style-asian="normal" style:font-weight-asian="normal" style:font-name-complex="Droid Sans Fallback2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8" style:display-name="Default_9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8" style:display-name="Default_9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8pt" style:font-style-asian="normal" style:font-weight-asian="normal" style:font-name-complex="Arial6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draw:fill="none"/>
    </style:style>
    <style:style style:name="Default_5f_99" style:display-name="Default_9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9" style:display-name="Default_9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Lato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ato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Lato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Lato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ato Black" fo:font-family="'Lato Black'" style:font-pitch="variable" fo:font-size="44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4pt" style:font-style-asian="normal" style:font-weight-asian="bold" style:font-name-complex="Arial6" style:font-family-complex="Ari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20pt" style:font-style-asian="normal" style:font-weight-asian="normal" style:font-name-complex="Arial6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44pt" style:font-style-asian="normal" style:font-weight-asian="normal" style:font-name-complex="Arial6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12pt" style:font-style-asian="normal" style:font-weight-asian="normal" style:font-name-complex="Arial6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Arial6" style:font-family-asian="Arial" style:font-family-generic-asian="system" style:font-pitch-asian="variable" style:font-size-asian="32pt" style:font-style-asian="normal" style:font-weight-asian="normal" style:font-name-complex="Arial6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40pt" fo:font-style="normal" fo:text-shadow="none" style:text-underline-style="none" fo:font-weight="bold" style:letter-kerning="true" style:font-name-asian="Arial6" style:font-family-asian="Arial" style:font-family-generic-asian="system" style:font-pitch-asian="variable" style:font-size-asian="40pt" style:font-style-asian="normal" style:font-weight-asian="bold" style:font-name-complex="Arial6" style:font-family-complex="Ari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1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1000003814697pt" style:font-style-asian="normal" style:font-weight-asian="normal" style:font-name-complex="Droid Sans Devanagari1" style:font-family-complex="'Droid Sans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1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8.7000007629395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4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Gill Sans MT" fo:font-family="'Gill Sans M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" fo:font-family="'Gill Sans MT'" fo:font-size="21.8999996185303pt" fo:letter-spacing="normal" fo:language="en" fo:country="US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1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3" style:font-family-asian="Arial" style:font-pitch-asian="variable" style:font-size-asian="28pt" style:font-style-asian="normal" style:font-weight-asian="normal" style:font-name-complex="Arial3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3" style:font-family-asian="Arial" style:font-pitch-asian="variable" style:font-size-asian="24pt" style:font-style-asian="normal" style:font-weight-asian="normal" style:font-name-complex="Arial3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3" style:font-family-asian="Arial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0pt" fo:font-style="normal" fo:text-shadow="none" style:text-underline-style="none" fo:font-weight="bold" style:letter-kerning="true" style:font-name-asian="Arial3" style:font-family-asian="Arial" style:font-pitch-asian="variable" style:font-size-asian="40pt" style:font-style-asian="normal" style:font-weight-asian="bold" style:font-name-complex="Arial3" style:font-family-complex="Arial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26.3999996185303pt" style:font-style-asian="normal" style:font-weight-asian="normal" style:font-name-complex="ＭＳ Ｐゴシック" style:font-family-complex="'ＭＳ Ｐゴシック'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style:font-name="Arial2" fo:color="#69163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8.9000015258789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32pt" style:font-style-asian="normal" style:font-weight-asian="normal" style:font-name-complex="ＭＳ Ｐゴシック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9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4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8pt" style:font-style-asian="normal" style:font-weight-asian="normal" style:font-name-complex="ＭＳ Ｐゴシック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5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9.200000762939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4pt" style:font-style-asian="normal" style:font-weight-asian="normal" style:font-name-complex="ＭＳ Ｐゴシック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21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.2999992370605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dc5a21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87adb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32pt" style:font-style-asian="normal" style:font-weight-asian="normal" style:font-name-complex="ＭＳ Ｐゴシック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6916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1638" style:text-outline="false" style:text-line-through-style="none" style:text-line-through-type="none" style:text-position="0% 100%" style:font-name="Arial2" fo:font-family="Arial" style:font-family-generic="swiss" style:font-pitch="variable" fo:font-size="62.5999984741211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wiss" style:font-pitch-asian="variable" style:font-size-asian="44pt" style:font-style-asian="normal" style:font-weight-asian="normal" style:font-name-complex="ＭＳ Ｐゴシック" style:font-family-complex="'ＭＳ Ｐゴシック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5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48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17375e" style:text-outline="false" style:text-line-through-style="none" style:text-line-through-type="none" style:text-position="0% 100%" style:font-name="Cambria" fo:font-family="Cambria" style:font-family-generic="roman" style:font-pitch="variable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403152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2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Droid Sans Devanagari1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9cm" fo:padding-bottom="0cm" fo:padding-left="0cm" fo:padding-right="0cm">
        <text:list-style style:name="Title2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2pt" style:font-style-asian="normal" style:font-weight-asian="normal" style:font-name-complex="ＭＳ Ｐゴシック1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paragraph-properties fo:margin-left="2.063cm" fo:margin-right="0cm" fo:margin-top="0.401cm" fo:margin-bottom="0cm" fo:line-height="93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8pt" fo:font-style="normal" fo:text-shadow="none" style:text-underline-style="none" fo:font-weight="normal" style:font-name-asian="ＭＳ Ｐゴシック1" style:font-family-asian="'ＭＳ Ｐゴシック'" style:font-pitch-asian="fixed" style:font-size-asian="28pt" style:font-style-asian="normal" style:font-weight-asian="normal" style:font-name-complex="ＭＳ Ｐゴシック1" style:font-family-complex="'ＭＳ Ｐゴシック'" style:font-pitch-complex="fixed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3.175cm" fo:margin-right="0cm" fo:margin-top="0.299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4pt" fo:font-style="normal" fo:text-shadow="none" style:text-underline-style="none" fo:font-weight="normal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4.445cm" fo:margin-right="0cm" fo:margin-top="0.202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5.715cm" fo:margin-right="0cm" fo:margin-top="0.101cm" fo:margin-bottom="0cm" fo:line-height="93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98cm" fo:margin-bottom="0cm" fo:line-height="93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2pt" style:font-style-asian="normal" style:font-weight-asian="normal" style:font-name-complex="ＭＳ Ｐゴシック1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pitch="fixed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44pt" style:font-style-asian="normal" style:font-weight-asian="normal" style:font-name-complex="ＭＳ Ｐゴシック1" style:font-family-complex="'ＭＳ Ｐゴシック'" style:font-pitch-complex="fixed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1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1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language-asian="en" style:country-asian="US" style:font-style-asian="normal" style:font-weight-asian="normal" style:font-name-complex="DejaVu Sans1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shrink-to-fit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6.3999996185303pt" style:font-style-asian="normal" style:font-weight-asian="normal" style:font-name-complex="Droid Sans Devanagari1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" style:font-family-asian="'Heiti SC Light'" style:font-size-asian="42pt" style:language-asian="en" style:country-asian="US" style:font-style-asian="normal" style:font-weight-asian="normal" style:font-name-complex="Heiti SC Light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309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32.5999984741211pt" fo:letter-spacing="normal" fo:font-style="normal" style:text-underline-style="none" fo:font-weight="normal" style:font-name-asian="Heiti SC Light" style:font-family-asian="'Heiti SC Light'" style:font-size-asian="42pt" style:font-style-asian="normal" style:font-weight-asian="normal" style:font-name-complex="Heiti SC Light" style:font-family-complex="'Heiti SC Light'" style:font-size-complex="42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3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32.5999984741211pt" fo:letter-spacing="normal" fo:font-style="normal" style:text-underline-style="none" fo:font-weight="normal" style:font-name-asian="Heiti SC Light" style:font-family-asian="'Heiti SC Light'" style:font-size-asian="42pt" style:font-style-asian="normal" style:font-weight-asian="normal" style:font-name-complex="Heiti SC Light" style:font-family-complex="'Heiti SC Light'" style:font-size-complex="42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5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Gill Sans" fo:font-family="'Gill Sans'" fo:font-size="32.5999984741211pt" fo:letter-spacing="normal" fo:font-style="normal" style:text-underline-style="none" fo:font-weight="normal" style:font-name-asian="Heiti SC Light" style:font-family-asian="'Heiti SC Light'" style:font-size-asian="42pt" style:font-style-asian="normal" style:font-weight-asian="normal" style:font-name-complex="Heiti SC Light" style:font-family-complex="'Heiti SC Light'" style:font-size-complex="42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Gill Sans" fo:font-family="'Gill Sans'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Heiti SC Light" style:font-family-asian="'Heiti SC Light'" style:font-size-asian="42pt" style:language-asian="en" style:country-asian="US" style:font-style-asian="normal" style:font-weight-asian="normal" style:font-name-complex="Heiti SC Light" style:font-family-complex="'Heiti SC Light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3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7.08cm"/>
    </style:style>
    <style:style style:name="Mgr6" style:family="graphic" style:parent-style-name="standard">
      <style:graphic-properties draw:stroke="none" draw:fill="none" draw:fill-color="#ffffff" draw:auto-grow-width="true" fo:min-height="0.594cm" fo:min-width="2.277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dash" draw:stroke-dash="Dashed_20__28_var_29__20_4" svg:stroke-width="0.026cm" svg:stroke-color="#9fb8cd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.071cm" draw:fill="solid" draw:fill-color="#9fb8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86cm" fo:min-width="8.36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21" style:family="graphic" style:parent-style-name="standard" style:list-style-name="ML15">
      <style:graphic-properties draw:stroke="none" draw:fill="none" draw:fill-color="#ffffff" draw:textarea-horizontal-align="justify" draw:textarea-vertical-align="top" draw:auto-grow-height="false" draw:auto-grow-width="false" fo:min-height="1.439cm" fo:min-width="0cm" fo:padding-top="0cm" fo:padding-bottom="0cm" fo:padding-left="0cm" fo:padding-right="0cm" fo:wrap-option="wrap" draw:shadow-color="#808080"/>
    </style:style>
    <style:style style:name="Mgr22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64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881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solid" svg:stroke-width="0cm" svg:stroke-color="#000000" draw:fill="solid" draw:fill-color="#004586" draw:textarea-vertical-align="top" draw:auto-grow-height="false" fo:min-height="2.299cm" fo:min-width="0.34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solid" svg:stroke-width="0cm" svg:stroke-color="#000000" draw:fill="gradient" draw:fill-gradient-name="Gradient_20_2" draw:textarea-vertical-align="top" draw:auto-grow-height="false" draw:fit-to-size="false" style:shrink-to-fit="false" fo:min-height="0.633cm" fo:min-width="25.699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gradient" draw:fill-gradient-name="Gradient_20_2" draw:textarea-vertical-align="top" draw:auto-grow-height="false" fo:min-height="0.633cm" fo:min-width="0cm" fo:padding-top="0.125cm" fo:padding-bottom="0.125cm" fo:padding-left="0.25cm" fo:padding-right="0.25cm" fo:wrap-option="wrap"/>
    </style:style>
    <style:style style:name="M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1" style:family="graphic" style:parent-style-name="standard">
      <style:graphic-properties draw:stroke="solid" svg:stroke-width="0cm" svg:stroke-color="#d9d9d9" draw:fill="solid" draw:fill-color="#17375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3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009cm, 10.498cm, 0cm)" draw:image-opacity="100%" style:mirror="none"/>
    </style:style>
    <style:style style:name="Mpr1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1.166cm" fo:min-width="23.581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1.166cm" fo:min-width="0.509cm"/>
    </style:style>
    <style:style style:name="Mpr5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1.166cm" fo:min-width="0.508cm"/>
    </style:style>
    <style:style style:name="Mpr6" style:family="presentation" style:parent-style-name="Default-backgroundobjects">
      <style:graphic-properties draw:stroke="none" draw:fill-color="#cccccc" draw:textarea-horizontal-align="justify" draw:textarea-vertical-align="middle" draw:auto-grow-height="false" fo:min-height="0.905cm" fo:min-width="28cm"/>
    </style:style>
    <style:style style:name="Mpr7" style:family="presentation" style:parent-style-name="Default-backgroundobjects">
      <style:graphic-properties draw:stroke="none" draw:fill-color="#ff6600" draw:textarea-horizontal-align="justify" draw:textarea-vertical-align="middle" draw:auto-grow-height="false" fo:min-height="0.91cm" fo:min-width="0.39cm"/>
    </style:style>
    <style:style style:name="Mpr8" style:family="presentation" style:parent-style-name="Default-backgroundobjects">
      <style:graphic-properties draw:stroke="none" draw:fill-color="#6600cc" draw:textarea-horizontal-align="justify" draw:textarea-vertical-align="middle" draw:auto-grow-height="false" fo:min-height="0.905cm" fo:min-width="0.431cm"/>
    </style:style>
    <style:style style:name="Mpr9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1.307cm" fo:min-width="0.744cm"/>
    </style:style>
    <style:style style:name="Mpr10" style:family="presentation" style:parent-style-name="Default-backgroundobjects">
      <style:graphic-properties draw:stroke="none" draw:fill-color="#000066" draw:textarea-horizontal-align="justify" draw:textarea-vertical-align="middle" draw:auto-grow-height="false" fo:min-height="0.905cm" fo:min-width="0.58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573cm" fo:min-width="0cm" fo:padding-top="0.13cm" fo:padding-bottom="0.13cm" fo:padding-left="0.25cm" fo:padding-right="0.25cm" fo:wrap-option="wrap" draw:shadow="hidden"/>
    </style:style>
    <style:style style:name="Mpr17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8" style:family="presentation" style:parent-style-name="Title1-backgroundobjects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19" style:family="presentation" style:parent-style-name="Title1-backgroundobjects" style:list-style-name="ML5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0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1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2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2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35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39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6cm" fo:min-width="0cm" fo:wrap-option="wrap"/>
    </style:style>
    <style:style style:name="Mpr40" style:family="presentation" style:parent-style-name="Title2-backgroundobjects" style:list-style-name="ML13">
      <style:graphic-properties draw:stroke="none" draw:fill="none" draw:fill-color="#ffffff" draw:auto-grow-height="false" draw:auto-grow-width="false" fo:min-height="1.117cm" fo:min-width="0cm" fo:wrap-option="wrap"/>
    </style:style>
    <style:style style:name="Mpr41" style:family="presentation" style:parent-style-name="Title2-backgroundobjects">
      <style:graphic-properties draw:stroke="none" draw:fill="none" draw:fill-color="#ffffff" draw:auto-grow-height="false" fo:min-height="1.449cm"/>
    </style:style>
    <style:style style:name="Mpr42" style:family="presentation" style:parent-style-name="Title2-backgroundobjects" style:list-style-name="ML13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3" style:family="presentation" style:parent-style-name="Title2-backgroundobjects" style:list-style-name="ML13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4" style:family="presentation" style:parent-style-name="Title2-backgroundobjects" style:list-style-name="ML13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5" style:family="presentation" style:parent-style-name="Title2-backgroundobjects" style:list-style-name="ML13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6" style:family="presentation" style:parent-style-name="Title2_5f_-backgroundobjects" style:list-style-name="ML14">
      <style:graphic-properties draw:stroke="none" draw:fill="none" draw:fill-color="#ffffff" draw:auto-grow-height="false" draw:auto-grow-width="false" fo:min-height="1.271cm" fo:min-width="0cm" fo:wrap-option="wrap"/>
    </style:style>
    <style:style style:name="Mpr47" style:family="presentation" style:parent-style-name="Title2_5f_-backgroundobjects">
      <style:graphic-properties draw:stroke="none" draw:fill="none" draw:fill-color="#ffffff" draw:auto-grow-height="false" fo:min-height="1.314cm"/>
    </style:style>
    <style:style style:name="Mpr48" style:family="presentation" style:parent-style-name="Title2_5f_-backgroundobjects">
      <style:graphic-properties draw:stroke="none" draw:fill="none" draw:fill-color="#ffffff" draw:textarea-horizontal-align="lef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49" style:family="presentation" style:parent-style-name="Title2_5f_-backgroundobjects">
      <style:graphic-properties draw:stroke="none" draw:fill="none" draw:fill-color="#ffffff" draw:textarea-horizontal-align="right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0" style:family="presentation" style:parent-style-name="Title2_5f_-backgroundobjects">
      <style:graphic-properties draw:stroke="none" draw:fill="none" draw:fill-color="#ffffff" draw:textarea-horizontal-align="lef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1" style:family="presentation" style:parent-style-name="Title2_5f_-backgroundobjects">
      <style:graphic-properties draw:stroke="none" draw:fill="none" draw:fill-color="#ffffff" draw:textarea-horizontal-align="right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52" style:family="presentation" style:parent-style-name="Title1_5f_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53" style:family="presentation" style:parent-style-name="Title1_5f_-backgroundobjects">
      <style:graphic-properties draw:stroke="none" draw:fill="none" draw:fill-color="#ffffff" draw:auto-grow-height="false" draw:auto-grow-width="false" fo:min-height="0.636cm" fo:min-width="0cm" fo:wrap-option="wrap"/>
    </style:style>
    <style:style style:name="Mpr54" style:family="presentation" style:parent-style-name="Title1_5f_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1_5f_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le1_5f_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le1_5f_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0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1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6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63" style:family="presentation" style:parent-style-name="Title27-backgroundobjects" style:list-style-name="ML15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64" style:family="presentation" style:parent-style-name="Title_20_Slide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Title_2c__20_Content-title">
      <style:graphic-properties draw:stroke="solid" svg:stroke-width="0cm" svg:stroke-color="#d9d9d9" draw:fill="solid" draw:fill-color="#17375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6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Title_20_and_20_Content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1" style:family="presentation" style:parent-style-name="Title_20_and_20_Conten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Title_20_and_20_Content_5f__5f_-backgroundobjects">
      <style:graphic-properties draw:stroke="none" draw:fill="none" draw:fill-color="#ffffff" draw:auto-grow-height="false" fo:min-height="1.397cm"/>
    </style:style>
    <style:style style:name="Mpr7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97cm"/>
    </style:style>
    <style:style style:name="Mpr74" style:family="presentation" style:parent-style-name="Blank_5f_-backgroundobjects">
      <style:graphic-properties draw:stroke="none" draw:fill="none" draw:fill-color="#ffffff" draw:auto-grow-height="false" fo:min-height="1.869cm"/>
    </style:style>
    <style:style style:name="Mpr7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7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cccccc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6600cc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/>
      <style:text-properties fo:color="#000066" style:font-name="Lato" fo:font-size="24pt" fo:font-weight="bold" style:font-size-asian="24pt" style:font-weight-asian="bold" style:font-size-complex="24pt" style:font-weight-complex="bold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-color="#ff6600"/>
      <style:paragraph-properties fo:text-align="center"/>
    </style:style>
    <style:style style:name="MP13" style:family="paragraph">
      <loext:graphic-properties draw:fill="none" draw:fill-color="#ffffff"/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P14" style:family="paragraph">
      <loext:graphic-properties draw:fill-color="#000066"/>
      <style:paragraph-properties fo:text-align="center"/>
    </style:style>
    <style:style style:name="MP15" style:family="paragraph">
      <loext:graphic-properties draw:fill="none" draw:fill-color="#ffffff"/>
    </style:style>
    <style:style style:name="MP16" style:family="paragraph">
      <loext:graphic-properties draw:fill="none" draw:fill-color="#ffffff"/>
      <style:paragraph-properties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2" style:family="paragraph">
      <loext:graphic-properties draw:fill="solid" draw:fill-color="#ffffff"/>
      <style:paragraph-properties fo:text-align="center"/>
    </style:style>
    <style:style style:name="MP2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33" style:family="paragraph">
      <loext:graphic-properties draw:fill="solid" draw:fill-color="#9fb8cd"/>
      <style:paragraph-properties fo:text-align="start" style:font-independent-line-spacing="true"/>
      <style:text-properties fo:font-size="18pt"/>
    </style:style>
    <style:style style:name="MP3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3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38" style:family="paragraph">
      <style:paragraph-properties fo:text-align="start"/>
    </style:style>
    <style:style style:name="MP3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40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4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4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MP4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44" style:family="paragraph">
      <loext:graphic-properties draw:fill="none" draw:fill-color="#ffffff"/>
      <style:paragraph-properties fo:text-align="center" style:writing-mode="lr-tb"/>
    </style:style>
    <style:style style:name="MP45" style:family="paragraph">
      <style:paragraph-properties fo:margin-left="0cm" fo:margin-right="0cm" fo:line-height="93%" fo:text-indent="0cm" style:line-break="strict" style:writing-mode="lr-tb"/>
    </style:style>
    <style:style style:name="MP4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47" style:family="paragraph">
      <style:paragraph-properties fo:margin-left="0cm" fo:margin-right="0cm" fo:line-height="93%" fo:text-align="end" fo:text-indent="0cm" style:line-break="strict" style:writing-mode="lr-tb"/>
    </style:style>
    <style:style style:name="MP4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49" style:family="paragraph">
      <style:paragraph-properties fo:margin-left="0cm" fo:margin-right="0cm" fo:text-indent="0cm" style:writing-mode="lr-tb"/>
    </style:style>
    <style:style style:name="MP5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51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2" style:family="paragraph">
      <style:paragraph-properties fo:margin-left="0cm" fo:margin-right="0cm" fo:text-align="end" fo:text-indent="0cm" style:writing-mode="lr-tb"/>
    </style:style>
    <style:style style:name="MP5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5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5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5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60" style:family="paragraph">
      <style:paragraph-properties fo:margin-left="0.599cm" fo:margin-right="0cm" fo:line-height="93%" fo:text-align="end" fo:text-indent="-0.599cm" style:line-break="strict" style:writing-mode="lr-tb"/>
    </style:style>
    <style:style style:name="MP61" style:family="paragraph">
      <loext:graphic-properties draw:fill="none" draw:fill-color="#ffffff"/>
      <style:paragraph-properties fo:margin-left="0.599cm" fo:margin-right="0cm" fo:line-height="93%" fo:text-align="end" fo:text-indent="-0.599cm" style:line-break="strict" style:writing-mode="lr-tb" style:font-independent-line-spacing="true"/>
    </style:style>
    <style:style style:name="MP62" style:family="paragraph">
      <loext:graphic-properties draw:fill="solid" draw:fill-color="#ffffff"/>
      <style:paragraph-properties style:writing-mode="lr-tb" style:font-independent-line-spacing="true"/>
    </style:style>
    <style:style style:name="MP63" style:family="paragraph">
      <loext:graphic-properties draw:fill="solid" draw:fill-color="#004586"/>
      <style:paragraph-properties fo:text-align="start"/>
      <style:text-properties fo:font-size="18pt"/>
    </style:style>
    <style:style style:name="MP6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6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6" style:family="paragraph">
      <loext:graphic-properties draw:fill="none"/>
      <style:paragraph-properties fo:text-align="start"/>
      <style:text-properties fo:font-size="18pt"/>
    </style:style>
    <style:style style:name="MP67" style:family="paragraph">
      <loext:graphic-properties draw:fill="solid" draw:fill-color="#17375e"/>
      <style:paragraph-properties fo:text-align="start" style:font-independent-line-spacing="true"/>
      <style:text-properties fo:font-size="18pt"/>
    </style:style>
    <style:style style:name="MP68" style:family="paragraph">
      <style:paragraph-properties fo:margin-top="0cm" fo:margin-bottom="0cm" fo:line-height="100%" fo:text-align="end" style:punctuation-wrap="simple" style:writing-mode="lr-tb"/>
    </style:style>
    <style:style style:name="MP6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7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7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7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66" style:font-name="Lato" fo:font-size="24pt" fo:font-weight="bold" style:font-size-asian="24pt" style:font-weight-asian="bold" style:font-size-complex="24pt" style:font-weight-complex="bold"/>
    </style:style>
    <style:style style:name="MT3" style:family="text">
      <style:text-properties fo:color="#000066" style:font-name="Lato" fo:font-size="16pt" fo:font-weight="bold" style:font-size-asian="16pt" style:font-weight-asian="bold" style:font-size-complex="16pt" style:font-weight-complex="bold"/>
    </style:style>
    <style:style style:name="MT4" style:family="text">
      <style:text-properties style:font-name="Lato1" fo:font-size="14pt" style:font-size-asian="18pt" style:font-size-complex="18pt"/>
    </style:style>
    <style:style style:name="MT5" style:family="text">
      <style:text-properties fo:color="#898989" style:font-name="Calibri" fo:font-size="12pt" fo:language="en" fo:country="US" style:font-size-asian="12pt" style:font-size-complex="12pt"/>
    </style:style>
    <style:style style:name="MT6" style:family="text"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MT7" style:family="text">
      <style:text-properties fo:font-size="12pt" fo:language="en" fo:country="US" style:font-size-asian="12pt" style:font-size-complex="12pt"/>
    </style:style>
    <style:style style:name="MT8" style:family="text">
      <style:text-properties fo:font-variant="normal" fo:text-transform="none" fo:color="#464653" style:text-line-through-style="none" style:text-line-through-type="none" style:text-position="0% 100%" style:font-name="Bookman Old Sty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464653" style:text-line-through-style="none" style:text-line-through-type="none" style:text-position="0% 100%" style:font-name="Gill Sans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ill Sans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font-variant="normal" fo:text-transform="none" fo:color="#464653" style:text-line-through-style="none" style:text-line-through-type="none" style:text-position="0% 100%" style:font-name="Gill Sans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Gill Sans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Gill Sans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Gill Sans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color="#898989"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MT16" style:family="text">
      <style:text-properties fo:color="#000000" style:font-name="Calibri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MT17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18" style:family="text">
      <style:text-properties fo:color="#ffffff" fo:font-size="10pt" fo:language="en" fo:country="US" style:font-size-asian="10pt" style:language-asian="en" style:country-asian="US" style:font-size-complex="10pt" style:language-complex="en" style:country-complex="US"/>
    </style:style>
    <style:style style:name="MT19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2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21" style:family="text">
      <style:text-properties fo:font-variant="normal" fo:text-transform="none" fo:color="#215968" style:text-line-through-style="none" style:text-line-through-type="none" style:text-position="0% 100%" style:font-name="Calibri1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MT22" style:family="text">
      <style:text-properties fo:font-variant="normal" fo:text-transform="none" fo:color="#17375e" style:text-line-through-style="none" style:text-line-through-type="none" style:text-position="0% 100%" style:font-name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23" style:family="text">
      <style:text-properties fo:font-variant="normal" fo:text-transform="none" fo:color="#4f6228" style:text-line-through-style="none" style:text-line-through-type="none" style:text-position="0% 100%" style:font-name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4" style:family="text">
      <style:text-properties fo:font-variant="normal" fo:text-transform="none" fo:color="#403152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28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Calibri" fo:color="#898989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5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</style:handout-master>
    <style:master-page style:name="Default" style:page-layout-name="PM1" draw:style-name="Mdp1">
      <draw:custom-shape presentation:style-name="Mpr1" draw:text-style-name="MP5" draw:layer="backgroundobjects" svg:width="23.581cm" svg:height="1.166cm" svg:x="4.419cm" svg:y="0.045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618cm" svg:height="2.143cm" svg:x="1.306cm" svg:y="1.524cm" presentation:class="title">
        <draw:text-box>
          <text:p>Click to edit the title text format</text:p>
        </draw:text-box>
      </draw:frame>
      <draw:frame presentation:style-name="Default-outline1" draw:layer="backgroundobjects" svg:width="27.34cm" svg:height="16.347cm" svg:x="0.252cm" svg:y="3.556cm" presentation:class="outline" presentation:placeholder="true">
        <draw:text-box/>
      </draw:frame>
      <draw:frame presentation:style-name="Mpr3" draw:text-style-name="MP2" draw:layer="backgroundobjects" svg:width="6.523cm" svg:height="1.343cm" svg:x="1.4cm" svg:y="19.26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343cm" svg:x="9.576cm" svg:y="19.26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3.81cm" svg:height="0.707cm" svg:x="1.27cm" svg:y="20.133cm" presentation:class="page-number">
        <draw:text-box>
          <text:p text:style-name="MP3"><text:span text:style-name="MT1"><text:page-number>13</text:page-number></text:span></text:p>
        </draw:text-box>
      </draw:frame>
      <draw:custom-shape presentation:style-name="Mpr4" draw:text-style-name="MP8" draw:layer="backgroundobjects" svg:width="0.509cm" svg:height="1.166cm" svg:x="27.491cm" svg:y="0.045cm">
        <text:p/>
        <draw:enhanced-geometry svg:viewBox="0 0 21600 21600" draw:type="rectangle" draw:enhanced-path="M 0 0 L 21600 0 21600 21600 0 21600 0 0 Z N"/>
      </draw:custom-shape>
      <draw:frame draw:style-name="Mgr3" draw:text-style-name="MP10" draw:layer="backgroundobjects" svg:width="15.965cm" svg:height="1.267cm" svg:x="10.45cm" svg:y="-0.024cm">
        <draw:text-box>
          <text:p text:style-name="MP9"><text:span text:style-name="MT2">Universita</text:span><text:span text:style-name="MT2">s </text:span><text:span text:style-name="MT2">Gunadar</text:span><text:span text:style-name="MT2">ma</text:span></text:p>
        </draw:text-box>
      </draw:frame>
      <draw:frame draw:style-name="Mgr4" draw:text-style-name="MP11" draw:layer="backgroundobjects" svg:width="2.877cm" svg:height="1.179cm" svg:x="1.101cm" svg:y="0cm">
        <draw:image xlink:href="Pictures/10000000000000F00000005116B71432F2BB4D50.png" xlink:type="simple" xlink:show="embed" xlink:actuate="onLoad" loext:mime-type="image/png">
          <text:p/>
        </draw:image>
      </draw:frame>
      <draw:custom-shape presentation:style-name="Mpr5" draw:text-style-name="MP12" draw:layer="backgroundobjects" svg:width="0.508cm" svg:height="1.166cm" svg:x="26.798cm" svg:y="0.04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5" draw:layer="backgroundobjects" svg:width="28cm" svg:height="0.905cm" svg:x="0cm" svg:y="20.09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0.39cm" svg:height="0.91cm" svg:x="0cm" svg:y="20.09cm">
        <text:p/>
        <draw:enhanced-geometry svg:viewBox="0 0 21600 21600" draw:type="rectangle" draw:enhanced-path="M 0 0 L 21600 0 21600 21600 0 21600 0 0 Z N"/>
      </draw:custom-shape>
      <draw:frame draw:style-name="Mgr5" draw:text-style-name="MP13" draw:layer="backgroundobjects" svg:width="7.58cm" svg:height="0.925cm" svg:x="20.075cm" svg:y="20.142cm">
        <draw:text-box>
          <text:p><text:span text:style-name="MT3">Roadmap </text:span><text:span text:style-name="MT3">Integrasi SI </text:span><text:span text:style-name="MT3">ASN</text:span></text:p>
        </draw:text-box>
      </draw:frame>
      <draw:custom-shape presentation:style-name="Mpr8" draw:text-style-name="MP8" draw:layer="backgroundobjects" svg:width="0.431cm" svg:height="0.905cm" svg:x="0.602cm" svg:y="20.095cm">
        <text:p/>
        <draw:enhanced-geometry svg:viewBox="0 0 21600 21600" draw:mirror-horizontal="true" draw:type="rectangle" draw:enhanced-path="M 0 0 L 21600 0 21600 21600 0 21600 0 0 Z N"/>
      </draw:custom-shape>
      <draw:custom-shape presentation:style-name="Mpr9" draw:text-style-name="MP14" draw:layer="backgroundobjects" svg:width="0.744cm" svg:height="1.30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4" draw:layer="backgroundobjects" svg:width="0.589cm" svg:height="0.905cm" svg:x="27.411cm" svg:y="20.095cm">
        <text:p/>
        <draw:enhanced-geometry svg:viewBox="0 0 21600 21600" draw:type="rectangle" draw:enhanced-path="M 0 0 L 21600 0 21600 21600 0 21600 0 0 Z N"/>
      </draw:custom-shape>
      <draw:frame draw:style-name="Mgr6" draw:text-style-name="MP15" draw:layer="backgroundobjects" svg:width="2.777cm" svg:height="0.844cm" svg:x="1.078cm" svg:y="20.133cm">
        <draw:text-box>
          <text:p><text:span text:style-name="MT4"><text:page-number>13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5.2cm" svg:height="3.501cm" svg:x="1.399cm" svg:y="0.839cm" presentation:class="title" presentation:placeholder="true">
        <draw:text-box/>
      </draw:frame>
      <draw:frame presentation:style-name="Mpr16" draw:text-style-name="MP16" draw:layer="backgroundobjects" svg:width="25.2cm" svg:height="13.859cm" svg:x="1.399cm" svg:y="4.8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18" draw:layer="backgroundobjects" svg:width="6.534cm" svg:height="1.119cm" svg:x="1.398cm" svg:y="19.464cm" presentation:class="date-time">
        <draw:text-box>
          <text:p text:style-name="MP17"><text:span text:style-name="MT5"><text:date style:data-style-name="D3" text:date-value="2019-08-21">08/21/19</text:date></text:span></text:p>
        </draw:text-box>
      </draw:frame>
      <draw:frame presentation:style-name="Mpr18" draw:text-style-name="MP19" draw:layer="backgroundobjects" svg:width="8.868cm" svg:height="1.119cm" svg:x="9.566cm" svg:y="19.464cm" presentation:class="footer">
        <draw:text-box>
          <text:p/>
        </draw:text-box>
      </draw:frame>
      <draw:frame presentation:style-name="Mpr19" draw:text-style-name="MP21" draw:layer="backgroundobjects" svg:width="6.534cm" svg:height="1.119cm" svg:x="21.463cm" svg:y="19.878cm" presentation:class="page-number">
        <draw:text-box>
          <text:p text:style-name="MP20"><text:span text:style-name="MT6"><text:page-number>13</text:page-number></text:span></text:p>
        </draw:text-box>
      </draw:frame>
      <draw:frame draw:style-name="Mgr7" draw:text-style-name="MP11" draw:layer="backgroundobjects" svg:width="28cm" svg:height="2.596cm" svg:x="0cm" svg:y="18.404cm">
        <draw:image>
          <text:p/>
        </draw:image>
      </draw:frame>
      <draw:frame draw:style-name="Mgr7" draw:text-style-name="MP11" draw:layer="backgroundobjects" svg:width="1.284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7" draw:text-style-name="MP11" draw:layer="backgroundobjects" svg:width="1.323cm" svg:height="5.304cm" svg:x="0cm" svg:y="13.112cm">
        <draw:image xlink:href="Pictures/100002010000003F000000369CBDFB99DAABD526.png" xlink:type="simple" xlink:show="embed" xlink:actuate="onLoad" loext:mime-type="image/png">
          <text:p/>
        </draw:image>
      </draw:frame>
      <draw:frame draw:style-name="Mgr7" draw:text-style-name="MP11" draw:layer="backgroundobjects" svg:width="28cm" svg:height="2.521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presentation:notes style:page-layout-name="PM2">
        <draw:rect draw:style-name="Mgr8" draw:text-style-name="MP22" draw:layer="backgroundobjects" svg:width="21.59cm" svg:height="27.94cm" svg:x="0cm" svg:y="0cm">
          <text:p/>
        </draw:rect>
        <draw:frame presentation:style-name="Mpr20" draw:text-style-name="MP23" draw:layer="backgroundobjects" svg:width="9.356cm" svg:height="1.398cm" svg:x="0.001cm" svg:y="0.001cm" presentation:class="header">
          <draw:text-box>
            <text:p/>
          </draw:text-box>
        </draw:frame>
        <draw:frame presentation:style-name="Mpr20" draw:text-style-name="MP25" draw:layer="backgroundobjects" svg:width="9.356cm" svg:height="1.398cm" svg:x="12.228cm" svg:y="0.001cm" presentation:class="date-time">
          <draw:text-box>
            <text:p text:style-name="MP24"><text:span text:style-name="MT7"><presentation:date-time/></text:span></text:p>
          </draw:text-box>
        </draw:frame>
        <draw:page-thumbnail presentation:style-name="Title1-title" draw:layer="backgroundobjects" svg:width="14.394cm" svg:height="10.478cm" svg:x="3.597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  <draw:frame presentation:style-name="Mpr21" draw:text-style-name="MP23" draw:layer="backgroundobjects" svg:width="9.356cm" svg:height="1.398cm" svg:x="0.001cm" svg:y="26.537cm" presentation:class="footer">
          <draw:text-box>
            <text:p/>
          </draw:text-box>
        </draw:frame>
        <draw:frame presentation:style-name="Mpr21" draw:text-style-name="MP25" draw:layer="backgroundobjects" svg:width="9.356cm" svg:height="1.398cm" svg:x="12.228cm" svg:y="26.537cm" presentation:class="page-number">
          <draw:text-box>
            <text:p text:style-name="MP24"><text:span text:style-name="MT7"><text:page-number>13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22" draw:text-style-name="MP27" draw:layer="backgroundobjects" svg:width="6.523cm" svg:height="1.448cm" svg:x="1.5cm" svg:y="17.552cm" presentation:class="date-time">
        <draw:text-box>
          <text:p text:style-name="MP26"><text:span text:style-name="MT1"><presentation:date-time/></text:span></text:p>
        </draw:text-box>
      </draw:frame>
      <draw:frame presentation:style-name="Mpr22" draw:text-style-name="MP29" draw:layer="backgroundobjects" svg:width="8.875cm" svg:height="1.448cm" svg:x="9.076cm" svg:y="17.631cm" presentation:class="footer">
        <draw:text-box>
          <text:p text:style-name="MP28"><text:span text:style-name="MT1"><presentation:footer/></text:span></text:p>
        </draw:text-box>
      </draw:frame>
      <draw:frame presentation:style-name="Mpr22" draw:text-style-name="MP31" draw:layer="backgroundobjects" svg:width="6.523cm" svg:height="1.448cm" svg:x="18.976cm" svg:y="17.631cm" presentation:class="page-number">
        <draw:text-box>
          <text:p text:style-name="MP30"><text:span text:style-name="MT1"><text:page-number>13</text:page-number></text:span></text:p>
        </draw:text-box>
      </draw:frame>
      <presentation:notes style:page-layout-name="PM2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7" draw:layer="backgroundobjects" svg:width="9.369cm" svg:height="1.396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23" draw:text-style-name="MP31" draw:layer="backgroundobjects" svg:width="9.369cm" svg:height="1.396cm" svg:x="12.219cm" svg:y="0cm" presentation:class="date-time">
          <draw:text-box>
            <text:p text:style-name="MP30"><text:span text:style-name="MT1"><presentation:date-time/></text:span></text:p>
          </draw:text-box>
        </draw:frame>
        <draw:frame presentation:style-name="Mpr24" draw:text-style-name="MP27" draw:layer="backgroundobjects" svg:width="9.369cm" svg:height="1.396cm" svg:x="0cm" svg:y="26.543cm" presentation:class="footer">
          <draw:text-box>
            <text:p text:style-name="MP26"><text:span text:style-name="MT1"><presentation:footer/></text:span></text:p>
          </draw:text-box>
        </draw:frame>
        <draw:frame presentation:style-name="Mpr24" draw:text-style-name="MP31" draw:layer="backgroundobjects" svg:width="9.369cm" svg:height="1.396cm" svg:x="12.219cm" svg:y="26.543cm" presentation:class="page-number">
          <draw:text-box>
            <text:p text:style-name="MP30"><text:span text:style-name="MT1"><text:page-number>13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Straight Connector 27" draw:style-name="Mgr9" draw:text-style-name="MP32" draw:layer="backgroundobjects" svg:x1="1.399cm" svg:y1="19.453cm" svg:x2="26.599cm" svg:y2="19.453cm">
        <text:p/>
      </draw:line>
      <draw:line draw:name="Straight Connector 28" draw:style-name="Mgr9" draw:text-style-name="MP32" draw:layer="backgroundobjects" svg:x1="1.399cm" svg:y1="3.499cm" svg:x2="26.599cm" svg:y2="3.499cm">
        <text:p/>
      </draw:line>
      <draw:custom-shape draw:name="Isosceles Triangle 9" draw:style-name="Mgr10" draw:text-style-name="MP33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25" draw:text-style-name="MP35" draw:layer="backgroundobjects" svg:width="25.199cm" svg:height="3.033cm" svg:x="1.4cm" svg:y="0.466cm" presentation:class="title" presentation:user-transformed="true">
        <draw:text-box>
          <text:p text:style-name="MP34"><text:span text:style-name="MT8">Click to edit the title text formatClick to edit </text:span><text:span text:style-name="MT8">Master title style</text:span></text:p>
        </draw:text-box>
      </draw:frame>
      <draw:frame draw:name="Date Placeholder 3" presentation:style-name="Mpr26" draw:text-style-name="MP37" draw:layer="backgroundobjects" svg:width="7.008cm" svg:height="1.119cm" svg:x="19.6cm" svg:y="19.464cm" presentation:class="date-time" presentation:user-transformed="true">
        <draw:text-box>
          <text:p text:style-name="MP36"><text:span text:style-name="MT9"><text:date style:data-style-name="D1" text:date-value="2019-08-21">8/21/19</text:date></text:span></text:p>
        </draw:text-box>
      </draw:frame>
      <draw:frame draw:name="Footer Placeholder 4" presentation:style-name="Mpr26" draw:text-style-name="MP37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5" presentation:style-name="Mpr26" draw:text-style-name="MP37" draw:layer="backgroundobjects" svg:width="6.065cm" svg:height="1.119cm" svg:x="1.876cm" svg:y="19.464cm" presentation:class="page-number" presentation:user-transformed="true">
        <draw:text-box>
          <text:p text:style-name="MP36"><text:span text:style-name="MT9"><text:page-number>&lt;number&gt;</text:page-number></text:span></text:p>
        </draw:text-box>
      </draw:frame>
      <draw:frame draw:name="Content Placeholder 7" presentation:style-name="Mpr27" draw:text-style-name="MP41" draw:layer="backgroundobjects" svg:width="25.199cm" svg:height="15.119cm" svg:x="1.4cm" svg:y="3.733cm" presentation:class="outline" presentation:user-transformed="true">
        <draw:text-box>
          <text:list text:style-name="ML7">
            <text:list-item>
              <text:p text:style-name="MP38"><text:span text:style-name="MT10">Click to edit the outline text format</text:span></text:p>
              <text:list>
                <text:list-item>
                  <text:p text:style-name="MP38"><text:span text:style-name="MT10">Second Outline Level</text:span></text:p>
                  <text:list>
                    <text:list-item>
                      <text:p text:style-name="MP38"><text:span text:style-name="MT10">Third Outline Level</text:span></text:p>
                      <text:list>
                        <text:list-item>
                          <text:p text:style-name="MP38"><text:span text:style-name="MT10">Fourth Outline Level</text:span></text:p>
                          <text:list>
                            <text:list-item>
                              <text:p text:style-name="MP38"><text:span text:style-name="MT10">Fifth Outline Level</text:span></text:p>
                              <text:list>
                                <text:list-item>
                                  <text:p text:style-name="MP38"><text:span text:style-name="MT10">Sixth Outline Level</text:span></text:p>
                                  <text:list>
                                    <text:list-item>
                                      <text:p><text:span text:style-name="MT10">Seventh Outline LevelClick to edit Master text styles</text:span></text:p>
                                      <text:list>
                                        <text:list-item>
                                          <text:p><text:span text:style-name="MT11">Second level</text:span></text:p>
                                          <text:list>
                                            <text:list-item>
                                              <text:p><text:span text:style-name="MT12">Third level</text:span></text:p>
                                              <text:list>
                                                <text:list-item>
                                                  <text:p text:style-name="MP39"><text:span text:style-name="MT13">Fourth level</text:span></text:p>
                                                </text:list-item>
                                                <text:list-item>
                                                  <text:p text:style-name="MP40"><text:span text:style-name="MT1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5.83cm" svg:height="11.524cm" svg:x="4.318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2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line draw:name="Straight Connector 27" draw:style-name="Mgr9" draw:text-style-name="MP32" draw:layer="backgroundobjects" svg:x1="1.399cm" svg:y1="19.453cm" svg:x2="26.599cm" svg:y2="19.453cm">
        <text:p/>
      </draw:line>
      <draw:line draw:name="Straight Connector 28" draw:style-name="Mgr9" draw:text-style-name="MP32" draw:layer="backgroundobjects" svg:x1="1.399cm" svg:y1="3.499cm" svg:x2="26.599cm" svg:y2="3.499cm">
        <text:p/>
      </draw:line>
      <draw:custom-shape draw:name="Isosceles Triangle 9" draw:style-name="Mgr10" draw:text-style-name="MP33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0" draw:text-style-name="MP35" draw:layer="backgroundobjects" svg:width="25.199cm" svg:height="2.799cm" svg:x="1.4cm" svg:y="0.7cm" presentation:class="title" presentation:user-transformed="true">
        <draw:text-box>
          <text:p text:style-name="MP34"><text:span text:style-name="MT8">Click to edit the title text formatClick to edit Master title style</text:span></text:p>
        </draw:text-box>
      </draw:frame>
      <draw:frame draw:name="Date Placeholder 2" presentation:style-name="Mpr31" draw:text-style-name="MP37" draw:layer="backgroundobjects" svg:width="7.008cm" svg:height="1.119cm" svg:x="19.6cm" svg:y="19.464cm" presentation:class="date-time" presentation:user-transformed="true">
        <draw:text-box>
          <text:p text:style-name="MP36"><text:span text:style-name="MT9"><text:date style:data-style-name="D1" text:date-value="2019-08-21">8/21/19</text:date></text:span></text:p>
        </draw:text-box>
      </draw:frame>
      <draw:frame draw:name="Footer Placeholder 3" presentation:style-name="Mpr31" draw:text-style-name="MP37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4" presentation:style-name="Mpr31" draw:text-style-name="MP37" draw:layer="backgroundobjects" svg:width="6.065cm" svg:height="1.119cm" svg:x="1.876cm" svg:y="19.464cm" presentation:class="page-number" presentation:user-transformed="true">
        <draw:text-box>
          <text:p text:style-name="MP36"><text:span text:style-name="MT9"><text:page-number>&lt;number&gt;</text:page-number></text:span></text:p>
        </draw:text-box>
      </draw:frame>
      <draw:custom-shape draw:name="Isosceles Triangle 5" draw:style-name="Mgr10" draw:text-style-name="MP33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5.83cm" svg:height="11.524cm" svg:x="4.318cm" svg:y="2.335cm" presentation:class="page"/>
        <draw:frame presentation:style-name="Title_20_Only-notes" draw:layer="backgroundobjects" svg:width="19.574cm" svg:height="13.829cm" svg:x="2.446cm" svg:y="14.598cm" presentation:class="notes" presentation:placeholder="true">
          <draw:text-box/>
        </draw:frame>
        <draw:frame presentation:style-name="Mpr32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line draw:name="Straight Connector 27" draw:style-name="Mgr9" draw:text-style-name="MP32" draw:layer="backgroundobjects" svg:x1="1.399cm" svg:y1="19.453cm" svg:x2="26.599cm" svg:y2="19.453cm">
        <text:p/>
      </draw:line>
      <draw:line draw:name="Straight Connector 28" draw:style-name="Mgr9" draw:text-style-name="MP32" draw:layer="backgroundobjects" svg:x1="1.399cm" svg:y1="3.499cm" svg:x2="26.599cm" svg:y2="3.499cm">
        <text:p/>
      </draw:line>
      <draw:custom-shape draw:name="Isosceles Triangle 9" draw:style-name="Mgr10" draw:text-style-name="MP33" draw:layer="backgroundobjects" svg:width="0.583cm" svg:height="0.367cm" draw:transform="rotate (-1.5707963267949) translate (1.759cm 19.695cm)">
        <text:p/>
        <draw:enhanced-geometry draw:mirror-horizontal="false" draw:mirror-vertical="false" svg:viewBox="0 0 0 0" draw:text-areas="?f1 ?f5 ?f4 ?f6" draw:type="ooxml-triangle" draw:modifiers="216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4" draw:text-style-name="MP35" draw:layer="backgroundobjects" svg:width="25.199cm" svg:height="2.799cm" svg:x="1.4cm" svg:y="0.7cm" presentation:class="title" presentation:user-transformed="true">
        <draw:text-box>
          <text:p text:style-name="MP34"><text:span text:style-name="MT8">Click to edit the title text formatClick to edit Master title style</text:span></text:p>
        </draw:text-box>
      </draw:frame>
      <draw:frame draw:name="Date Placeholder 4" presentation:style-name="Mpr35" draw:text-style-name="MP37" draw:layer="backgroundobjects" svg:width="7.008cm" svg:height="1.119cm" svg:x="19.6cm" svg:y="19.464cm" presentation:class="date-time" presentation:user-transformed="true">
        <draw:text-box>
          <text:p text:style-name="MP36"><text:span text:style-name="MT9"><text:date style:data-style-name="D1" text:date-value="2019-08-21">8/21/19</text:date></text:span></text:p>
        </draw:text-box>
      </draw:frame>
      <draw:frame draw:name="Footer Placeholder 5" presentation:style-name="Mpr35" draw:text-style-name="MP37" draw:layer="backgroundobjects" svg:width="10.733cm" svg:height="1.119cm" svg:x="8.876cm" svg:y="19.464cm" presentation:class="footer" presentation:user-transformed="true">
        <draw:text-box>
          <text:p/>
        </draw:text-box>
      </draw:frame>
      <draw:frame draw:name="Slide Number Placeholder 6" presentation:style-name="Mpr35" draw:text-style-name="MP37" draw:layer="backgroundobjects" svg:width="6.065cm" svg:height="1.119cm" svg:x="1.876cm" svg:y="19.464cm" presentation:class="page-number" presentation:user-transformed="true">
        <draw:text-box>
          <text:p text:style-name="MP36"><text:span text:style-name="MT9"><text:page-number>&lt;number&gt;</text:page-number></text:span></text:p>
        </draw:text-box>
      </draw:frame>
      <draw:frame draw:name="Content Placeholder 8" presentation:style-name="Mpr36" draw:text-style-name="MP41" draw:layer="backgroundobjects" svg:width="12.375cm" svg:height="15.119cm" svg:x="1.4cm" svg:y="3.733cm" presentation:class="outline" presentation:user-transformed="true">
        <draw:text-box>
          <text:list text:style-name="ML7">
            <text:list-item>
              <text:p text:style-name="MP38"><text:span text:style-name="MT10">Click to edit the outline text format</text:span></text:p>
              <text:list>
                <text:list-item>
                  <text:p text:style-name="MP38"><text:span text:style-name="MT10">Second Outline Level</text:span></text:p>
                  <text:list>
                    <text:list-item>
                      <text:p text:style-name="MP38"><text:span text:style-name="MT10">Third Outline Level</text:span></text:p>
                      <text:list>
                        <text:list-item>
                          <text:p text:style-name="MP38"><text:span text:style-name="MT10">Fourth Outline Level</text:span></text:p>
                          <text:list>
                            <text:list-item>
                              <text:p text:style-name="MP38"><text:span text:style-name="MT10">Fifth Outline Level</text:span></text:p>
                              <text:list>
                                <text:list-item>
                                  <text:p text:style-name="MP38"><text:span text:style-name="MT10">Sixth Outline Level</text:span></text:p>
                                  <text:list>
                                    <text:list-item>
                                      <text:p><text:span text:style-name="MT10">Seventh Outline LevelClick to edit Master text styles</text:span></text:p>
                                      <text:list>
                                        <text:list-item>
                                          <text:p><text:span text:style-name="MT11">Second level</text:span></text:p>
                                          <text:list>
                                            <text:list-item>
                                              <text:p><text:span text:style-name="MT12">Third level</text:span></text:p>
                                              <text:list>
                                                <text:list-item>
                                                  <text:p text:style-name="MP39"><text:span text:style-name="MT13">Fourth level</text:span></text:p>
                                                </text:list-item>
                                                <text:list-item>
                                                  <text:p text:style-name="MP40"><text:span text:style-name="MT1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36" draw:text-style-name="MP41" draw:layer="backgroundobjects" svg:width="12.375cm" svg:height="15.119cm" svg:x="14.184cm" svg:y="3.723cm" presentation:class="outline" presentation:user-transformed="true">
        <draw:text-box>
          <text:list text:style-name="ML7">
            <text:list-item>
              <text:p text:style-name="MP38"><text:span text:style-name="MT10">Click to edit the outline text format</text:span></text:p>
              <text:list>
                <text:list-item>
                  <text:p text:style-name="MP38"><text:span text:style-name="MT10">Second Outline Level</text:span></text:p>
                  <text:list>
                    <text:list-item>
                      <text:p text:style-name="MP38"><text:span text:style-name="MT10">Third Outline Level</text:span></text:p>
                      <text:list>
                        <text:list-item>
                          <text:p text:style-name="MP38"><text:span text:style-name="MT10">Fourth Outline Level</text:span></text:p>
                          <text:list>
                            <text:list-item>
                              <text:p text:style-name="MP38"><text:span text:style-name="MT10">Fifth Outline Level</text:span></text:p>
                              <text:list>
                                <text:list-item>
                                  <text:p text:style-name="MP38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42"><text:span text:style-name="MT10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43"><text:span text:style-name="MT11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43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0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4.392cm" svg:height="10.476cm" svg:x="3.598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7cm" svg:height="3.497cm" svg:x="1.397cm" svg:y="0.837cm" presentation:class="title" presentation:placeholder="true">
        <draw:text-box/>
      </draw:frame>
      <draw:frame presentation:style-name="Title2-outline1" draw:layer="backgroundobjects" svg:width="25.197cm" svg:height="13.856cm" svg:x="1.397cm" svg:y="4.899cm" presentation:class="outline" presentation:placeholder="true">
        <draw:text-box/>
      </draw:frame>
      <draw:frame presentation:style-name="Mpr39" draw:text-style-name="MP18" draw:layer="backgroundobjects" svg:width="6.531cm" svg:height="1.115cm" svg:x="1.397cm" svg:y="19.464cm" presentation:class="date-time">
        <draw:text-box>
          <text:list text:style-name="ML13">
            <text:list-header>
              <text:p text:style-name="MP17"><text:span text:style-name="MT15"><text:date style:data-style-name="D3" text:date-value="2019-08-21">08/21/19</text:date></text:span></text:p>
            </text:list-header>
          </text:list>
        </draw:text-box>
      </draw:frame>
      <draw:custom-shape draw:style-name="Mgr11" draw:text-style-name="MP16" draw:layer="backgroundobjects" svg:width="8.868cm" svg:height="1.12cm" svg:x="9.565cm" svg:y="19.465cm">
        <text:p/>
        <draw:enhanced-geometry svg:viewBox="0 0 21600 21600" draw:type="mso-spt202" draw:enhanced-path="M 0 0 L 21600 0 21600 21600 0 21600 0 0 Z N"/>
      </draw:custom-shape>
      <draw:frame presentation:style-name="Mpr40" draw:text-style-name="MP21" draw:layer="backgroundobjects" svg:width="6.531cm" svg:height="1.116cm" svg:x="21.461cm" svg:y="19.879cm" presentation:class="page-number">
        <draw:text-box>
          <text:list text:style-name="ML13">
            <text:list-header>
              <text:p text:style-name="MP20"><text:span text:style-name="MT16"><text:page-number>&lt;number&gt;</text:page-number></text:span></text:p>
            </text:list-header>
          </text:list>
        </draw:text-box>
      </draw:frame>
      <draw:frame draw:style-name="Mgr12" draw:text-style-name="MP44" draw:layer="backgroundobjects" svg:width="1.283cm" svg:height="13.198cm" svg:x="0cm" svg:y="0cm">
        <draw:image xlink:href="Pictures/100002010000003F000002AF5BC82766F30B1D13.png" xlink:type="simple" xlink:show="embed" xlink:actuate="onLoad" loext:mime-type="image/png">
          <text:p/>
        </draw:image>
      </draw:frame>
      <draw:frame draw:style-name="Mgr12" draw:text-style-name="MP44" draw:layer="backgroundobjects" svg:width="1.323cm" svg:height="5.305cm" svg:x="0cm" svg:y="13.11cm">
        <draw:image>
          <text:p/>
        </draw:image>
      </draw:frame>
      <draw:frame draw:style-name="Mgr12" draw:text-style-name="MP44" draw:layer="backgroundobjects" svg:width="28.002cm" svg:height="2.523cm" svg:x="0cm" svg:y="18.481cm">
        <draw:image xlink:href="Pictures/10000000000003520000005382DCB2C41DF598E0.png" xlink:type="simple" xlink:show="embed" xlink:actuate="onLoad" loext:mime-type="image/png">
          <text:p/>
        </draw:image>
      </draw:frame>
      <draw:frame presentation:style-name="Mpr4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3" draw:text-style-name="MP22" draw:layer="backgroundobjects" svg:width="21.59cm" svg:height="27.94cm" svg:x="0cm" svg:y="0cm">
          <text:p/>
        </draw:rect>
        <draw:page-thumbnail presentation:style-name="Title2-title" draw:layer="backgroundobjects" svg:width="13.966cm" svg:height="10.473cm" svg:x="3.81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42" draw:text-style-name="MP46" draw:layer="backgroundobjects" svg:width="9.366cm" svg:height="1.393cm" svg:x="0cm" svg:y="-0.001cm" presentation:class="header">
          <draw:text-box>
            <text:list text:style-name="ML13">
              <text:list-header>
                <text:p text:style-name="MP45"><text:span text:style-name="MT17"><presentation:header/></text:span></text:p>
              </text:list-header>
            </text:list>
          </draw:text-box>
        </draw:frame>
        <draw:frame presentation:style-name="Mpr43" draw:text-style-name="MP48" draw:layer="backgroundobjects" svg:width="9.367cm" svg:height="1.393cm" svg:x="12.218cm" svg:y="-0.001cm" presentation:class="date-time">
          <draw:text-box>
            <text:list text:style-name="ML13">
              <text:list-header>
                <text:p text:style-name="MP47"><text:span text:style-name="MT17"><presentation:date-time/></text:span></text:p>
              </text:list-header>
            </text:list>
          </draw:text-box>
        </draw:frame>
        <draw:frame presentation:style-name="Mpr44" draw:text-style-name="MP46" draw:layer="backgroundobjects" svg:width="9.366cm" svg:height="1.394cm" svg:x="0cm" svg:y="26.542cm" presentation:class="footer">
          <draw:text-box>
            <text:list text:style-name="ML13">
              <text:list-header>
                <text:p text:style-name="MP45"><text:span text:style-name="MT17"><presentation:footer/></text:span></text:p>
              </text:list-header>
            </text:list>
          </draw:text-box>
        </draw:frame>
        <draw:frame presentation:style-name="Mpr45" draw:text-style-name="MP48" draw:layer="backgroundobjects" svg:width="9.367cm" svg:height="1.394cm" svg:x="12.218cm" svg:y="26.542cm" presentation:class="page-number">
          <draw:text-box>
            <text:list text:style-name="ML13">
              <text:list-header>
                <text:p text:style-name="MP47"><text:span text:style-name="MT17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frame draw:name="Picture 22" draw:style-name="Mgr14" draw:text-style-name="MP44" draw:layer="backgroundobjects" svg:width="28.359cm" svg:height="21.005cm" svg:x="-0.179cm" svg:y="0cm">
        <draw:image xlink:href="Pictures/10000000000005EF000004654D7EC5F14159E050.jpg" xlink:type="simple" xlink:show="embed" xlink:actuate="onLoad" loext:mime-type="image/jpeg">
          <text:p/>
        </draw:image>
        <svg:desc>background4-1</svg:desc>
      </draw:frame>
      <draw:line draw:name="Line 12" draw:style-name="Mgr15" draw:text-style-name="MP44" draw:layer="backgroundobjects" svg:x1="0.306cm" svg:y1="0cm" svg:x2="0.306cm" svg:y2="21cm">
        <text:p/>
      </draw:line>
      <draw:line draw:name="Line 13" draw:style-name="Mgr16" draw:text-style-name="MP44" draw:layer="backgroundobjects" svg:x1="0.306cm" svg:y1="20.299cm" svg:x2="27.139cm" svg:y2="20.299cm">
        <text:p/>
      </draw:line>
      <draw:frame draw:name="Picture 14" draw:style-name="Mgr14" draw:text-style-name="MP44" draw:layer="backgroundobjects" svg:width="4.579cm" svg:height="1.015cm" svg:x="22.166cm" svg:y="19.002cm">
        <draw:image xlink:href="Pictures/10000201000000AB0000002670F44857ED90A37A.png" xlink:type="simple" xlink:show="embed" xlink:actuate="onLoad" loext:mime-type="image/png">
          <text:p/>
        </draw:image>
      </draw:frame>
      <draw:line draw:name="Line 15" draw:style-name="Mgr16" draw:text-style-name="MP44" draw:layer="backgroundobjects" svg:x1="22.165cm" svg:y1="18.768cm" svg:x2="27.065cm" svg:y2="18.768cm">
        <text:p/>
      </draw:line>
      <draw:line draw:name="Line 19" draw:style-name="Mgr17" draw:text-style-name="MP44" draw:layer="backgroundobjects" svg:x1="27.065cm" svg:y1="20.288cm" svg:x2="27.065cm" svg:y2="18.777cm">
        <text:p/>
      </draw:line>
      <draw:line draw:name="Line 23" draw:style-name="Mgr15" draw:text-style-name="MP44" draw:layer="backgroundobjects" svg:x1="0.306cm" svg:y1="20.299cm" svg:x2="6.766cm" svg:y2="20.299cm">
        <text:p/>
      </draw:line>
      <draw:frame presentation:style-name="Title2_5f_-title" draw:layer="backgroundobjects" svg:width="18.434cm" svg:height="3.266cm" svg:x="7.7cm" svg:y="0.932cm" presentation:class="title" presentation:placeholder="true">
        <draw:text-box/>
      </draw:frame>
      <draw:frame presentation:style-name="Title2_5f_-outline1" draw:layer="backgroundobjects" svg:width="18.2cm" svg:height="11.667cm" svg:x="7.933cm" svg:y="5.366cm" presentation:class="outline" presentation:placeholder="true">
        <draw:text-box/>
      </draw:frame>
      <draw:frame presentation:style-name="Mpr46" draw:text-style-name="MP50" draw:layer="backgroundobjects" svg:width="2.8cm" svg:height="1.4cm" svg:x="0.466cm" svg:y="19.254cm" presentation:class="page-number">
        <draw:text-box>
          <text:list text:style-name="ML14">
            <text:list-header>
              <text:p text:style-name="MP49"><text:span text:style-name="MT18"><text:page-number>&lt;number&gt;</text:page-number></text:span></text:p>
            </text:list-header>
          </text:list>
        </draw:text-box>
      </draw:frame>
      <draw:frame presentation:style-name="Mpr4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7" draw:layer="backgroundobjects" svg:width="8.874cm" svg:height="1.447cm" svg:x="9.575cm" svg:y="19.13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draw:rect draw:style-name="Mgr18" draw:text-style-name="MP22" draw:layer="backgroundobjects" svg:width="21.59cm" svg:height="27.94cm" svg:x="0cm" svg:y="0cm">
          <text:p/>
        </draw:rect>
        <draw:frame presentation:style-name="Mpr48" draw:text-style-name="MP50" draw:layer="backgroundobjects" svg:width="9.359cm" svg:height="1.398cm" svg:x="0cm" svg:y="0cm" presentation:class="header">
          <draw:text-box>
            <text:p/>
          </draw:text-box>
        </draw:frame>
        <draw:frame presentation:style-name="Mpr49" draw:text-style-name="MP51" draw:layer="backgroundobjects" svg:width="9.359cm" svg:height="1.398cm" svg:x="12.234cm" svg:y="0cm" presentation:class="date-time">
          <draw:text-box>
            <text:p/>
          </draw:text-box>
        </draw:frame>
        <draw:page-thumbnail presentation:style-name="Title2_5f_-title" draw:layer="backgroundobjects" svg:width="14.318cm" svg:height="10.479cm" svg:x="3.637cm" svg:y="2.094cm" presentation:class="page"/>
        <draw:frame presentation:style-name="Title2_5f_-notes" draw:layer="backgroundobjects" svg:width="15.834cm" svg:height="12.573cm" svg:x="2.878cm" svg:y="13.274cm" presentation:class="notes" presentation:placeholder="true">
          <draw:text-box/>
        </draw:frame>
        <draw:frame presentation:style-name="Mpr50" draw:text-style-name="MP50" draw:layer="backgroundobjects" svg:width="9.359cm" svg:height="1.398cm" svg:x="0cm" svg:y="26.545cm" presentation:class="footer">
          <draw:text-box>
            <text:p/>
          </draw:text-box>
        </draw:frame>
        <draw:frame presentation:style-name="Mpr51" draw:text-style-name="MP51" draw:layer="backgroundobjects" svg:width="9.359cm" svg:height="1.398cm" svg:x="12.234cm" svg:y="26.545cm" presentation:class="page-number">
          <draw:text-box>
            <text:list text:style-name="ML6">
              <text:list-header>
                <text:p text:style-name="MP52"><text:span text:style-name="MT19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2">
      <draw:frame draw:name="Picture 7" draw:style-name="Mgr14" draw:text-style-name="MP44" draw:layer="backgroundobjects" svg:width="28cm" svg:height="21.02cm" svg:x="0cm" svg:y="0cm">
        <draw:image xlink:href="Pictures/100000000000034D0000027A60836F62B12EFD53.png" xlink:type="simple" xlink:show="embed" xlink:actuate="onLoad" loext:mime-type="image/png">
          <text:p/>
        </draw:image>
      </draw:frame>
      <draw:frame presentation:style-name="Title1_5f_-title" draw:layer="backgroundobjects" svg:width="26.366cm" svg:height="3.5cm" svg:x="0.933cm" svg:y="0.465cm" presentation:class="title" presentation:placeholder="true">
        <draw:text-box/>
      </draw:frame>
      <draw:frame presentation:style-name="Title1_5f_-outline1" draw:layer="backgroundobjects" svg:width="26.6cm" svg:height="13.859cm" svg:x="0.7cm" svg:y="4.9cm" presentation:class="outline" presentation:placeholder="true">
        <draw:text-box/>
      </draw:frame>
      <draw:frame presentation:style-name="Mpr52" draw:text-style-name="MP23" draw:layer="backgroundobjects" svg:width="6.534cm" svg:height="1.458cm" svg:x="1.398cm" svg:y="19.122cm" presentation:class="date-time">
        <draw:text-box>
          <text:p/>
        </draw:text-box>
      </draw:frame>
      <draw:frame presentation:style-name="Mpr52" draw:text-style-name="MP53" draw:layer="backgroundobjects" svg:width="8.867cm" svg:height="1.458cm" svg:x="9.566cm" svg:y="19.122cm" presentation:class="footer">
        <draw:text-box>
          <text:p/>
        </draw:text-box>
      </draw:frame>
      <draw:frame presentation:style-name="Mpr53" draw:text-style-name="MP25" draw:layer="backgroundobjects" svg:width="1.167cm" svg:height="0.7cm" svg:x="26.365cm" svg:y="19.832cm" presentation:class="page-number">
        <draw:text-box>
          <text:list text:style-name="ML6">
            <text:list-header>
              <text:p text:style-name="MP24"><text:span text:style-name="MT20"><text:page-number>&lt;number&gt;</text:page-number></text:span></text:p>
            </text:list-header>
          </text:list>
        </draw:text-box>
      </draw:frame>
      <presentation:notes style:page-layout-name="PM2">
        <draw:rect draw:style-name="Mgr18" draw:text-style-name="MP22" draw:layer="backgroundobjects" svg:width="21.59cm" svg:height="27.94cm" svg:x="0cm" svg:y="0cm">
          <text:p/>
        </draw:rect>
        <draw:frame presentation:style-name="Mpr54" draw:text-style-name="MP23" draw:layer="backgroundobjects" svg:width="9.356cm" svg:height="1.397cm" svg:x="-0.001cm" svg:y="0cm" presentation:class="header">
          <draw:text-box>
            <text:p/>
          </draw:text-box>
        </draw:frame>
        <draw:frame presentation:style-name="Mpr55" draw:text-style-name="MP25" draw:layer="backgroundobjects" svg:width="9.356cm" svg:height="1.397cm" svg:x="12.228cm" svg:y="0cm" presentation:class="date-time">
          <draw:text-box>
            <text:p/>
          </draw:text-box>
        </draw:frame>
        <draw:page-thumbnail presentation:style-name="Title1_5f_-title" draw:layer="backgroundobjects" svg:width="14.393cm" svg:height="10.478cm" svg:x="3.598cm" svg:y="2.094cm" presentation:class="page"/>
        <draw:frame presentation:style-name="Title1_5f_-notes" draw:layer="backgroundobjects" svg:width="17.272cm" svg:height="12.573cm" svg:x="2.159cm" svg:y="13.271cm" presentation:class="notes" presentation:placeholder="true">
          <draw:text-box/>
        </draw:frame>
        <draw:frame presentation:style-name="Mpr56" draw:text-style-name="MP23" draw:layer="backgroundobjects" svg:width="9.356cm" svg:height="1.397cm" svg:x="-0.001cm" svg:y="26.538cm" presentation:class="footer">
          <draw:text-box>
            <text:p/>
          </draw:text-box>
        </draw:frame>
        <draw:frame presentation:style-name="Mpr57" draw:text-style-name="MP25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24"><text:span text:style-name="MT19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_5f_" style:display-name="Title and Content_" style:page-layout-name="PM1" draw:style-name="Mdp4">
      <draw:frame draw:name="Title 1" presentation:style-name="Mpr58" draw:text-style-name="MP55" draw:layer="backgroundobjects" svg:width="25.199cm" svg:height="2.658cm" svg:x="1.4cm" svg:y="0.841cm" presentation:class="title" presentation:user-transformed="true">
        <draw:text-box>
          <text:p text:style-name="MP54"><text:span text:style-name="MT21">Click to edit Master title style</text:span></text:p>
        </draw:text-box>
      </draw:frame>
      <draw:frame draw:name="Content Placeholder 2" presentation:style-name="Mpr59" draw:text-style-name="MP56" draw:layer="backgroundobjects" svg:width="25.199cm" svg:height="13.858cm" svg:x="1.4cm" svg:y="4.9cm" presentation:class="outline" presentation:user-transformed="true">
        <draw:text-box>
          <text:list text:style-name="ML7">
            <text:list-item>
              <text:p text:style-name="MP38"><text:span text:style-name="MT22">Click to edit the outline text format</text:span></text:p>
              <text:list>
                <text:list-item>
                  <text:p text:style-name="MP38"><text:span text:style-name="MT22">Second Outline Level</text:span></text:p>
                  <text:list>
                    <text:list-item>
                      <text:p text:style-name="MP38"><text:span text:style-name="MT22">Third Outline Level</text:span></text:p>
                      <text:list>
                        <text:list-item>
                          <text:p text:style-name="MP38"><text:span text:style-name="MT22">Fourth Outline Level</text:span></text:p>
                          <text:list>
                            <text:list-item>
                              <text:p text:style-name="MP38"><text:span text:style-name="MT22">Fifth Outline Level</text:span></text:p>
                              <text:list>
                                <text:list-item>
                                  <text:p text:style-name="MP38"><text:span text:style-name="MT22">Sixth Outline Level</text:span></text:p>
                                  <text:list>
                                    <text:list-item>
                                      <text:p><text:span text:style-name="MT22">Seventh Outline LevelClick to edit Master text styles</text:span></text:p>
                                      <text:list>
                                        <text:list-item>
                                          <text:p><text:span text:style-name="MT23">Second level</text:span></text:p>
                                          <text:list>
                                            <text:list-item>
                                              <text:p><text:span text:style-name="MT24">Third level</text:span></text:p>
                                              <text:list>
                                                <text:list-item>
                                                  <text:p text:style-name="MP39"><text:span text:style-name="MT25">Fourth level</text:span></text:p>
                                                </text:list-item>
                                                <text:list-item>
                                                  <text:p text:style-name="MP39"><text:span text:style-name="MT2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0" draw:text-style-name="MP58" draw:layer="backgroundobjects" svg:width="6.533cm" svg:height="1.117cm" svg:x="1.4cm" svg:y="19.464cm" presentation:class="date-time" presentation:user-transformed="true">
        <draw:text-box>
          <text:p text:style-name="MP57"><text:span text:style-name="MT26"><text:date style:data-style-name="D1" text:date-value="2019-08-21">8/21/19</text:date></text:span></text:p>
        </draw:text-box>
      </draw:frame>
      <draw:frame draw:name="Footer Placeholder 4" presentation:style-name="Mpr60" draw:text-style-name="MP58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0" draw:text-style-name="MP58" draw:layer="backgroundobjects" svg:width="6.533cm" svg:height="1.117cm" svg:x="20.066cm" svg:y="19.464cm" presentation:class="page-number" presentation:user-transformed="true">
        <draw:text-box>
          <text:p text:style-name="MP59"><text:span text:style-name="MT26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5.83cm" svg:height="11.524cm" svg:x="4.318cm" svg:y="2.335cm" presentation:class="page"/>
        <draw:frame presentation:style-name="Title_20_and_20_Content_5f_-notes" draw:layer="backgroundobjects" svg:width="19.574cm" svg:height="13.829cm" svg:x="2.446cm" svg:y="14.598cm" presentation:class="notes" presentation:placeholder="true">
          <draw:text-box/>
        </draw:frame>
        <draw:frame presentation:style-name="Mpr6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7" style:page-layout-name="PM1" draw:style-name="Mdp2">
      <draw:frame presentation:style-name="Title27-title" draw:layer="backgroundobjects" svg:width="25.188cm" svg:height="3.497cm" svg:x="1.398cm" svg:y="0.837cm" presentation:class="title" presentation:placeholder="true">
        <draw:text-box/>
      </draw:frame>
      <draw:frame presentation:style-name="Title27-outline1" draw:layer="backgroundobjects" svg:width="25.188cm" svg:height="12.171cm" svg:x="1.398cm" svg:y="4.911cm" presentation:class="outline" presentation:placeholder="true">
        <draw:text-box/>
      </draw:frame>
      <draw:custom-shape draw:style-name="Mgr19" draw:text-style-name="MP16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20" draw:text-style-name="MP16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draw:style-name="Mgr21" draw:text-style-name="MP61" draw:layer="backgroundobjects" svg:width="6.514cm" svg:height="1.438cm" svg:x="20.077cm" svg:y="19.129cm" presentation:class="page-number">
        <draw:text-box>
          <text:list text:style-name="ML15">
            <text:list-header>
              <text:p text:style-name="MP60"><text:span text:style-name="MT27"><text:page-number>&lt;number&gt;</text:page-number></text:span></text:p>
            </text:list-header>
          </text:list>
        </draw:text-box>
      </draw:frame>
      <presentation:notes style:page-layout-name="PM2">
        <draw:rect draw:style-name="Mgr13" draw:text-style-name="MP22" draw:layer="backgroundobjects" svg:width="21cm" svg:height="29.7cm" svg:x="0cm" svg:y="0cm">
          <text:p/>
        </draw:rect>
        <draw:custom-shape draw:style-name="Mgr22" draw:text-style-name="MP6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7-title" draw:layer="backgroundobjects" svg:width="14.838cm" svg:height="11.126cm" svg:x="3.074cm" svg:y="2.258cm" presentation:class="page"/>
        <draw:frame presentation:style-name="Title27-notes" draw:layer="backgroundobjects" svg:width="16.792cm" svg:height="13.357cm" svg:x="2.099cm" svg:y="14.106cm" presentation:class="notes" presentation:placeholder="true">
          <draw:text-box/>
        </draw:frame>
        <draw:custom-shape draw:style-name="Mgr23" draw:text-style-name="MP16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24" draw:text-style-name="MP16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23" draw:text-style-name="MP16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63" draw:text-style-name="MP61" draw:layer="backgroundobjects" svg:width="9.106cm" svg:height="1.478cm" svg:x="11.884cm" svg:y="28.213cm" presentation:class="page-number">
          <draw:text-box>
            <text:list text:style-name="ML15">
              <text:list-header>
                <text:p text:style-name="MP60"><text:span text:style-name="MT27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2">
      <draw:custom-shape draw:name="CustomShape 6" draw:style-name="Mgr25" draw:text-style-name="MP63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6" draw:text-style-name="MP63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7" draw:text-style-name="MP63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8" draw:text-style-name="MP64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29" draw:text-style-name="MP65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29" draw:text-style-name="MP65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0" draw:text-style-name="MP66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1" draw:text-style-name="MP67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4" draw:text-style-name="MP67" draw:layer="backgroundobjects" svg:width="25.615cm" svg:height="2.462cm" svg:x="1.686cm" svg:y="3.175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custom-shape draw:name="CustomShape 6" draw:style-name="Mgr25" draw:text-style-name="MP63" draw:layer="backgroundobjects" svg:width="0.863cm" svg:height="2.548cm" svg:x="27.13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26" draw:text-style-name="MP63" draw:layer="backgroundobjects" svg:width="1.38cm" svg:height="2.548cm" svg:x="25.3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27" draw:text-style-name="MP63" draw:layer="backgroundobjects" svg:width="0.839cm" svg:height="2.548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28" draw:text-style-name="MP64" draw:layer="backgroundobjects" svg:width="26.198cm" svg:height="0.882cm" svg:x="1.798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29" draw:text-style-name="MP65" draw:layer="backgroundobjects" svg:width="0.493cm" svg:height="0.882cm" svg:x="0.001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29" draw:text-style-name="MP65" draw:layer="backgroundobjects" svg:width="0.493cm" svg:height="0.882cm" svg:x="0.905cm" svg:y="20.1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0" draw:text-style-name="MP66" draw:layer="backgroundobjects" svg:width="7.231cm" svg:height="2.539cm" svg:x="1.105cm" svg:y="0cm">
        <draw:image xlink:href="Pictures/1000020100000640000002320FEA34972154BAD3.png" xlink:type="simple" xlink:show="embed" xlink:actuate="onLoad" loext:mime-type="image/png">
          <text:p/>
        </draw:image>
      </draw:frame>
      <draw:custom-shape draw:name="Rectangle 15" draw:style-name="Mgr31" draw:text-style-name="MP67" draw:layer="backgroundobjects" svg:width="15.199cm" svg:height="1.11cm" svg:x="9.928cm" svg:y="0.4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7" draw:text-style-name="MP67" draw:layer="backgroundobjects" svg:width="25.615cm" svg:height="2.462cm" svg:x="1.686cm" svg:y="3.175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7.337cm" svg:height="14.103cm" svg:x="0.251cm" svg:y="5.71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frame draw:name="Picture 6" draw:style-name="Mgr30" draw:text-style-name="MP66" draw:layer="backgroundobjects" svg:width="27.999cm" svg:height="4.209cm" svg:x="0cm" svg:y="16.789cm">
        <draw:image xlink:href="Pictures/10000201000008980000014BD651FC299569D5BC.png" xlink:type="simple" xlink:show="embed" xlink:actuate="onLoad" loext:mime-type="image/png">
          <text:p/>
        </draw:image>
      </draw:frame>
      <draw:frame draw:name="Picture 7" draw:style-name="Mgr30" draw:text-style-name="MP66" draw:layer="backgroundobjects" svg:width="27.999cm" svg:height="4.34cm" svg:x="0cm" svg:y="-0.374cm">
        <draw:image xlink:href="Pictures/10000201000008980000015590C592D5D64D81B3.png" xlink:type="simple" xlink:show="embed" xlink:actuate="onLoad" loext:mime-type="image/png">
          <text:p/>
        </draw:image>
      </draw:frame>
      <draw:frame draw:name="Title 1" presentation:style-name="Mpr70" draw:text-style-name="MP69" draw:layer="backgroundobjects" svg:width="20.765cm" svg:height="3.013cm" svg:x="0cm" svg:y="-0.447cm" presentation:class="title" presentation:user-transformed="true">
        <draw:text-box>
          <text:p text:style-name="MP68"><text:span text:style-name="MT28">Click to edit Master title style</text:span></text:p>
        </draw:text-box>
      </draw:frame>
      <draw:frame draw:name="Content Placeholder 2" presentation:style-name="Mpr71" draw:text-style-name="MP35" draw:layer="backgroundobjects" svg:width="26.365cm" svg:height="14.699cm" svg:x="0.7cm" svg:y="3.5cm" presentation:class="outline" presentation:user-transformed="true">
        <draw:text-box>
          <text:list text:style-name="ML7">
            <text:list-item>
              <text:p text:style-name="MP70"><text:span text:style-name="MT29">Click to edit Master text styles</text:span></text:p>
              <text:list>
                <text:list-item>
                  <text:p text:style-name="MP71"><text:span text:style-name="MT30">Second level</text:span></text:p>
                  <text:list>
                    <text:list-item>
                      <text:p text:style-name="MP72"><text:span text:style-name="MT31">Third level</text:span></text:p>
                      <text:list>
                        <text:list-item>
                          <text:p text:style-name="MP73"><text:span text:style-name="MT25">Fourth level</text:span></text:p>
                          <text:list>
                            <text:list-item>
                              <text:p text:style-name="MP73"><text:span text:style-name="MT2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_5f__5f_-title" draw:layer="backgroundobjects" svg:width="13.968cm" svg:height="10.476cm" svg:x="3.81cm" svg:y="2.123cm" presentation:class="page"/>
        <draw:frame presentation:style-name="Title_20_and_20_Conten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draw:frame draw:name="Picture 1" draw:style-name="Mgr32" draw:text-style-name="MP66" draw:layer="backgroundobjects" svg:width="26.82cm" svg:height="1.507cm" svg:x="0.048cm" svg:y="19.493cm">
        <draw:image xlink:href="Pictures/1000000000000400000003006C4363FF0A598C0D.jpg" xlink:type="simple" xlink:show="embed" xlink:actuate="onLoad" loext:mime-type="image/jpeg">
          <text:p/>
        </draw:image>
      </draw:frame>
      <draw:frame draw:name="Picture 10" draw:style-name="Mgr30" draw:text-style-name="MP66" draw:layer="backgroundobjects" svg:width="4.327cm" svg:height="1.835cm" svg:x="0.075cm" svg:y="-0.017cm">
        <draw:image xlink:href="Pictures/1000000000000199000000A970A537FAC48CD47D.png" xlink:type="simple" xlink:show="embed" xlink:actuate="onLoad" loext:mime-type="image/png">
          <text:p/>
        </draw:image>
      </draw:frame>
      <draw:frame presentation:style-name="Blank_5f_-title" draw:layer="backgroundobjects" svg:width="25.199cm" svg:height="3.506cm" svg:x="1.399cm" svg:y="0.837cm" presentation:class="title" presentation:placeholder="true">
        <draw:text-box/>
      </draw:frame>
      <draw:frame presentation:style-name="Blank_5f_-outline1" draw:layer="backgroundobjects" svg:width="25.199cm" svg:height="12.178cm" svg:x="1.399cm" svg:y="4.913cm" presentation:class="outline" presentation:placeholder="true">
        <draw:text-box/>
      </draw:frame>
      <draw:frame presentation:style-name="Mpr7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7" draw:layer="backgroundobjects" svg:width="8.875cm" svg:height="1.448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5f_-title" draw:layer="backgroundobjects" svg:width="13.968cm" svg:height="10.476cm" svg:x="3.81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0-15T15:54:47</meta:creation-date>
    <meta:editing-duration>P24DT4H58M52S</meta:editing-duration>
    <meta:editing-cycles>2208</meta:editing-cycles>
    <dc:date>2019-08-21T22:10:39.761462592</dc:date>
    <meta:generator>LibreOffice/6.1.3.2$Linux_X86_64 LibreOffice_project/10$Build-2</meta:generator>
    <meta:print-date>2019-04-03T11:47:29.038560982</meta:print-date>
    <meta:document-statistic meta:object-count="362"/>
  </office:meta>
</office:document-meta>
</file>